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rsid="0019376f"/>
    </style:style>
    <style:style style:name="P10" style:family="paragraph" style:parent-style-name="Heading_20_2">
      <style:text-properties officeooo:paragraph-rsid="00181864"/>
    </style:style>
    <style:style style:name="P11" style:family="paragraph" style:parent-style-name="Heading_20_2">
      <style:text-properties officeooo:rsid="014f175e" officeooo:paragraph-rsid="014f175e"/>
    </style:style>
    <style:style style:name="P12" style:family="paragraph" style:parent-style-name="Heading_20_2">
      <style:text-properties officeooo:paragraph-rsid="00186d94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rsid="001d1b9c" officeooo:paragraph-rsid="001d1b9c"/>
    </style:style>
    <style:style style:name="P23" style:family="paragraph" style:parent-style-name="Standard">
      <style:text-properties officeooo:paragraph-rsid="00306b57"/>
    </style:style>
    <style:style style:name="P24" style:family="paragraph" style:parent-style-name="Standard">
      <style:text-properties officeooo:paragraph-rsid="0035e6c9"/>
    </style:style>
    <style:style style:name="P25" style:family="paragraph" style:parent-style-name="Standard">
      <style:text-properties officeooo:paragraph-rsid="00511c62"/>
    </style:style>
    <style:style style:name="P26" style:family="paragraph" style:parent-style-name="Standard">
      <style:text-properties officeooo:paragraph-rsid="005374cd"/>
    </style:style>
    <style:style style:name="P27" style:family="paragraph" style:parent-style-name="Standard">
      <style:text-properties officeooo:rsid="004f2632" officeooo:paragraph-rsid="004f2632"/>
    </style:style>
    <style:style style:name="P28" style:family="paragraph" style:parent-style-name="Standard">
      <style:text-properties officeooo:rsid="001e368d" officeooo:paragraph-rsid="007eefb5"/>
    </style:style>
    <style:style style:name="P29" style:family="paragraph" style:parent-style-name="Standard">
      <style:text-properties officeooo:paragraph-rsid="003ee5f9"/>
    </style:style>
    <style:style style:name="P30" style:family="paragraph" style:parent-style-name="Standard">
      <style:text-properties officeooo:paragraph-rsid="0081c18c"/>
    </style:style>
    <style:style style:name="P31" style:family="paragraph" style:parent-style-name="Standard">
      <style:text-properties officeooo:paragraph-rsid="008406c9"/>
    </style:style>
    <style:style style:name="P32" style:family="paragraph" style:parent-style-name="Standard">
      <style:text-properties officeooo:paragraph-rsid="008c09d3"/>
    </style:style>
    <style:style style:name="P33" style:family="paragraph" style:parent-style-name="Standard">
      <style:text-properties officeooo:paragraph-rsid="0090e0de"/>
    </style:style>
    <style:style style:name="P34" style:family="paragraph" style:parent-style-name="Standard">
      <style:text-properties officeooo:paragraph-rsid="0091efc5"/>
    </style:style>
    <style:style style:name="P35" style:family="paragraph" style:parent-style-name="Standard">
      <style:text-properties officeooo:rsid="007eefb5" officeooo:paragraph-rsid="007eefb5"/>
    </style:style>
    <style:style style:name="P36" style:family="paragraph" style:parent-style-name="Standard">
      <style:text-properties officeooo:rsid="0081c18c" officeooo:paragraph-rsid="0081c18c"/>
    </style:style>
    <style:style style:name="P37" style:family="paragraph" style:parent-style-name="Standard">
      <style:text-properties officeooo:rsid="008ee85b" officeooo:paragraph-rsid="008c09d3"/>
    </style:style>
    <style:style style:name="P38" style:family="paragraph" style:parent-style-name="Standard">
      <style:text-properties officeooo:paragraph-rsid="00ac29ad"/>
    </style:style>
    <style:style style:name="P39" style:family="paragraph" style:parent-style-name="Standard">
      <style:text-properties officeooo:rsid="0087d79f" officeooo:paragraph-rsid="00af3af5"/>
    </style:style>
    <style:style style:name="P40" style:family="paragraph" style:parent-style-name="Standard">
      <style:text-properties officeooo:paragraph-rsid="00b61373"/>
    </style:style>
    <style:style style:name="P41" style:family="paragraph" style:parent-style-name="Standard">
      <style:text-properties officeooo:paragraph-rsid="00ba3ff6"/>
    </style:style>
    <style:style style:name="P42" style:family="paragraph" style:parent-style-name="Standard">
      <style:text-properties officeooo:rsid="00b6b5a2" officeooo:paragraph-rsid="00bed7f3"/>
    </style:style>
    <style:style style:name="P43" style:family="paragraph" style:parent-style-name="Standard">
      <style:text-properties officeooo:rsid="00b6b5a2" officeooo:paragraph-rsid="00e3457d"/>
    </style:style>
    <style:style style:name="P44" style:family="paragraph" style:parent-style-name="Standard">
      <style:text-properties officeooo:rsid="00b6b5a2" officeooo:paragraph-rsid="00c296e9"/>
    </style:style>
    <style:style style:name="P45" style:family="paragraph" style:parent-style-name="Standard">
      <style:text-properties officeooo:rsid="00b6b5a2" officeooo:paragraph-rsid="00e4bdd0"/>
    </style:style>
    <style:style style:name="P46" style:family="paragraph" style:parent-style-name="Standard">
      <style:text-properties officeooo:rsid="00b6b5a2" officeooo:paragraph-rsid="00e5bbb0"/>
    </style:style>
    <style:style style:name="P47" style:family="paragraph" style:parent-style-name="Standard">
      <style:text-properties officeooo:rsid="00b713bc" officeooo:paragraph-rsid="00c8d7b0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1b8125"/>
    </style:style>
    <style:style style:name="P52" style:family="paragraph" style:parent-style-name="Standard">
      <style:text-properties officeooo:rsid="0019376f"/>
    </style:style>
    <style:style style:name="P53" style:family="paragraph" style:parent-style-name="Standard">
      <style:text-properties officeooo:rsid="00181864"/>
    </style:style>
    <style:style style:name="P54" style:family="paragraph" style:parent-style-name="Standard">
      <style:text-properties officeooo:rsid="00181864" officeooo:paragraph-rsid="01516f8f"/>
    </style:style>
    <style:style style:name="P55" style:family="paragraph" style:parent-style-name="Standard">
      <style:text-properties officeooo:rsid="00b8db74" officeooo:paragraph-rsid="00d963b6"/>
    </style:style>
    <style:style style:name="P56" style:family="paragraph" style:parent-style-name="Standard">
      <style:text-properties officeooo:paragraph-rsid="00eecf4b"/>
    </style:style>
    <style:style style:name="P57" style:family="paragraph" style:parent-style-name="Standard">
      <style:text-properties officeooo:paragraph-rsid="011002b5"/>
    </style:style>
    <style:style style:name="P58" style:family="paragraph" style:parent-style-name="Standard">
      <style:text-properties officeooo:paragraph-rsid="01193406"/>
    </style:style>
    <style:style style:name="P59" style:family="paragraph" style:parent-style-name="Standard">
      <style:text-properties officeooo:paragraph-rsid="014d2918"/>
    </style:style>
    <style:style style:name="P60" style:family="paragraph" style:parent-style-name="Standard">
      <style:text-properties officeooo:paragraph-rsid="0151d92d"/>
    </style:style>
    <style:style style:name="P61" style:family="paragraph" style:parent-style-name="Standard">
      <style:text-properties officeooo:paragraph-rsid="0154298f"/>
    </style:style>
    <style:style style:name="P62" style:family="paragraph" style:parent-style-name="Standard">
      <style:text-properties officeooo:rsid="014f175e"/>
    </style:style>
    <style:style style:name="P63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4" style:family="paragraph" style:parent-style-name="Standard">
      <style:text-properties officeooo:paragraph-rsid="0165a87d"/>
    </style:style>
    <style:style style:name="P65" style:family="paragraph" style:parent-style-name="Standard">
      <style:text-properties officeooo:paragraph-rsid="017cc676"/>
    </style:style>
    <style:style style:name="P66" style:family="paragraph" style:parent-style-name="Standard">
      <style:text-properties officeooo:paragraph-rsid="01990859"/>
    </style:style>
    <style:style style:name="P67" style:family="paragraph" style:parent-style-name="Standard">
      <style:text-properties officeooo:paragraph-rsid="01aa6e5e"/>
    </style:style>
    <style:style style:name="P68" style:family="paragraph" style:parent-style-name="Standard">
      <style:text-properties officeooo:paragraph-rsid="01b6a31d"/>
    </style:style>
    <style:style style:name="P69" style:family="paragraph" style:parent-style-name="Standard">
      <style:text-properties officeooo:paragraph-rsid="01904ed3"/>
    </style:style>
    <style:style style:name="P70" style:family="paragraph" style:parent-style-name="Standard">
      <style:text-properties officeooo:paragraph-rsid="01d6f022"/>
    </style:style>
    <style:style style:name="P71" style:family="paragraph" style:parent-style-name="Standard">
      <style:text-properties officeooo:paragraph-rsid="01e33b08"/>
    </style:style>
    <style:style style:name="P72" style:family="paragraph" style:parent-style-name="Standard">
      <style:text-properties officeooo:paragraph-rsid="01ec932a"/>
    </style:style>
    <style:style style:name="P73" style:family="paragraph" style:parent-style-name="Standard">
      <style:text-properties officeooo:paragraph-rsid="01f698a6"/>
    </style:style>
    <style:style style:name="P74" style:family="paragraph" style:parent-style-name="Standard">
      <style:text-properties officeooo:rsid="01ec932a" officeooo:paragraph-rsid="01ec932a"/>
    </style:style>
    <style:style style:name="P75" style:family="paragraph" style:parent-style-name="Standard">
      <style:text-properties officeooo:paragraph-rsid="01ffdc73"/>
    </style:style>
    <style:style style:name="P76" style:family="paragraph" style:parent-style-name="Standard">
      <style:text-properties officeooo:paragraph-rsid="022b339e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79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80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3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84" style:family="paragraph" style:parent-style-name="Standard" style:list-style-name="L1"/>
    <style:style style:name="P85" style:family="paragraph" style:parent-style-name="Standard" style:list-style-name="L1">
      <style:text-properties officeooo:paragraph-rsid="00587ee1"/>
    </style:style>
    <style:style style:name="P86" style:family="paragraph" style:parent-style-name="Standard" style:list-style-name="L1">
      <style:text-properties officeooo:paragraph-rsid="005c379e"/>
    </style:style>
    <style:style style:name="P87" style:family="paragraph" style:parent-style-name="Standard" style:list-style-name="L1">
      <style:text-properties officeooo:paragraph-rsid="007d1b70"/>
    </style:style>
    <style:style style:name="P88" style:family="paragraph" style:parent-style-name="Standard" style:list-style-name="L1">
      <style:text-properties officeooo:paragraph-rsid="007a50af"/>
    </style:style>
    <style:style style:name="P89" style:family="paragraph" style:parent-style-name="Standard" style:list-style-name="L1">
      <style:text-properties officeooo:paragraph-rsid="00620bf7"/>
    </style:style>
    <style:style style:name="P90" style:family="paragraph" style:parent-style-name="Standard" style:list-style-name="L1">
      <style:text-properties officeooo:paragraph-rsid="00a22381"/>
    </style:style>
    <style:style style:name="P91" style:family="paragraph" style:parent-style-name="Standard" style:list-style-name="L1">
      <style:text-properties officeooo:rsid="00587ee1" officeooo:paragraph-rsid="00587ee1"/>
    </style:style>
    <style:style style:name="P92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3" style:family="paragraph" style:parent-style-name="Standard" style:list-style-name="L2">
      <style:text-properties officeooo:paragraph-rsid="00fbb99f"/>
    </style:style>
    <style:style style:name="P94" style:family="paragraph" style:parent-style-name="Standard" style:list-style-name="L2">
      <style:text-properties officeooo:paragraph-rsid="0104dea3"/>
    </style:style>
    <style:style style:name="P95" style:family="paragraph" style:parent-style-name="Standard" style:list-style-name="L2">
      <style:text-properties officeooo:paragraph-rsid="010d6595"/>
    </style:style>
    <style:style style:name="P96" style:family="paragraph" style:parent-style-name="Standard" style:list-style-name="L2">
      <style:text-properties officeooo:rsid="00fd7042" officeooo:paragraph-rsid="00fbb99f"/>
    </style:style>
    <style:style style:name="P97" style:family="paragraph" style:parent-style-name="Standard" style:list-style-name="L3">
      <style:text-properties officeooo:paragraph-rsid="01ffdc73"/>
    </style:style>
    <style:style style:name="P98" style:family="paragraph" style:parent-style-name="Standard" style:list-style-name="L3">
      <style:text-properties officeooo:paragraph-rsid="020aab03"/>
    </style:style>
    <style:style style:name="P99" style:family="paragraph" style:parent-style-name="Standard" style:list-style-name="L3">
      <style:text-properties officeooo:paragraph-rsid="0218db53"/>
    </style:style>
    <style:style style:name="P100" style:family="paragraph" style:parent-style-name="Standard">
      <style:text-properties officeooo:rsid="00d3e54d" officeooo:paragraph-rsid="02370867"/>
    </style:style>
    <style:style style:name="P101" style:family="paragraph" style:parent-style-name="Standard">
      <style:text-properties officeooo:rsid="00d57d0b" officeooo:paragraph-rsid="023f8853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3" style:list-style-name="">
      <style:text-properties officeooo:paragraph-rsid="001e252c"/>
    </style:style>
    <style:style style:name="P104" style:family="paragraph" style:parent-style-name="Heading_20_3" style:list-style-name="">
      <style:text-properties officeooo:paragraph-rsid="0080e72f"/>
    </style:style>
    <style:style style:name="P105" style:family="paragraph" style:parent-style-name="Heading_20_3" style:list-style-name="">
      <style:text-properties officeooo:paragraph-rsid="001e368d"/>
    </style:style>
    <style:style style:name="P106" style:family="paragraph" style:parent-style-name="Heading_20_3" style:list-style-name="">
      <style:text-properties officeooo:paragraph-rsid="001a47b4"/>
    </style:style>
    <style:style style:name="P107" style:family="paragraph" style:parent-style-name="Heading_20_3" style:list-style-name="">
      <style:text-properties officeooo:paragraph-rsid="0019376f"/>
    </style:style>
    <style:style style:name="P108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09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10" style:family="paragraph" style:parent-style-name="Heading_20_3">
      <style:text-properties officeooo:rsid="00dac091"/>
    </style:style>
    <style:style style:name="P111" style:family="paragraph" style:parent-style-name="Heading_20_3" style:list-style-name="">
      <style:text-properties officeooo:rsid="00186d94"/>
    </style:style>
    <style:style style:name="P112" style:family="paragraph" style:parent-style-name="Heading_20_3" style:list-style-name="">
      <style:text-properties officeooo:rsid="00186d94" officeooo:paragraph-rsid="00186d94"/>
    </style:style>
    <style:style style:name="P113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14" style:family="paragraph" style:parent-style-name="Heading_20_4">
      <style:text-properties officeooo:rsid="0081c18c" officeooo:paragraph-rsid="0081c18c"/>
    </style:style>
    <style:style style:name="P115" style:family="paragraph" style:parent-style-name="Heading_20_4">
      <style:text-properties officeooo:paragraph-rsid="00871bd5"/>
    </style:style>
    <style:style style:name="P116" style:family="paragraph" style:parent-style-name="Heading_20_4">
      <style:text-properties officeooo:rsid="0087d79f" officeooo:paragraph-rsid="00914f52"/>
    </style:style>
    <style:style style:name="P117" style:family="paragraph" style:parent-style-name="Heading_20_4">
      <style:text-properties officeooo:rsid="00b6b5a2"/>
    </style:style>
    <style:style style:name="P118" style:family="paragraph" style:parent-style-name="Heading_20_4">
      <style:text-properties officeooo:rsid="00b6b5a2" officeooo:paragraph-rsid="00b6b5a2"/>
    </style:style>
    <style:style style:name="P119" style:family="paragraph" style:parent-style-name="Heading_20_4">
      <style:text-properties officeooo:rsid="00b713bc" officeooo:paragraph-rsid="00b713bc"/>
    </style:style>
    <style:style style:name="P120" style:family="paragraph" style:parent-style-name="Heading_20_4">
      <style:text-properties officeooo:paragraph-rsid="00eecf4b"/>
    </style:style>
    <style:style style:name="P121" style:family="paragraph" style:parent-style-name="Heading_20_4">
      <style:text-properties officeooo:rsid="00d125d9" officeooo:paragraph-rsid="00d125d9"/>
    </style:style>
    <style:style style:name="P122" style:family="paragraph" style:parent-style-name="Heading_20_4">
      <style:text-properties officeooo:rsid="00cb5a50" officeooo:paragraph-rsid="00cb5a50"/>
    </style:style>
    <style:style style:name="P123" style:family="paragraph" style:parent-style-name="Heading_20_4">
      <style:text-properties officeooo:rsid="01856def" officeooo:paragraph-rsid="01cabd54"/>
    </style:style>
    <style:style style:name="P124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25" style:family="paragraph" style:parent-style-name="Heading_20_4" style:list-style-name="">
      <style:text-properties officeooo:rsid="0019376f" officeooo:paragraph-rsid="0019376f"/>
    </style:style>
    <style:style style:name="P126" style:family="paragraph" style:parent-style-name="Heading_20_4" style:list-style-name="">
      <style:text-properties officeooo:rsid="014d2918" officeooo:paragraph-rsid="001b8125"/>
    </style:style>
    <style:style style:name="P127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28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3" style:family="text">
      <style:text-properties fo:font-style="normal" officeooo:rsid="007a50af" style:font-style-asian="normal" style:font-style-complex="normal"/>
    </style:style>
    <style:style style:name="T94" style:family="text">
      <style:text-properties fo:font-style="normal" officeooo:rsid="007b99fa" style:font-style-asian="normal" style:font-style-complex="normal"/>
    </style:style>
    <style:style style:name="T95" style:family="text">
      <style:text-properties fo:font-style="normal" officeooo:rsid="007d1b70" style:font-style-asian="normal" style:font-style-complex="normal"/>
    </style:style>
    <style:style style:name="T96" style:family="text">
      <style:text-properties fo:font-style="normal" officeooo:rsid="00914f52" style:font-style-asian="normal" style:font-style-complex="normal"/>
    </style:style>
    <style:style style:name="T97" style:family="text">
      <style:text-properties fo:font-style="normal" officeooo:rsid="0091efc5" style:font-style-asian="normal" style:font-style-complex="normal"/>
    </style:style>
    <style:style style:name="T98" style:family="text">
      <style:text-properties fo:font-style="normal" officeooo:rsid="0094d002" style:font-style-asian="normal" style:font-style-complex="normal"/>
    </style:style>
    <style:style style:name="T99" style:family="text">
      <style:text-properties fo:font-style="normal" officeooo:rsid="0095d527" style:font-style-asian="normal" style:font-style-complex="normal"/>
    </style:style>
    <style:style style:name="T100" style:family="text">
      <style:text-properties fo:font-style="normal" officeooo:rsid="0095eded" style:font-style-asian="normal" style:font-style-complex="normal"/>
    </style:style>
    <style:style style:name="T101" style:family="text">
      <style:text-properties fo:font-style="normal" officeooo:rsid="009722e5" style:font-style-asian="normal" style:font-style-complex="normal"/>
    </style:style>
    <style:style style:name="T102" style:family="text">
      <style:text-properties fo:font-style="normal" officeooo:rsid="00982b79" style:font-style-asian="normal" style:font-style-complex="normal"/>
    </style:style>
    <style:style style:name="T103" style:family="text">
      <style:text-properties fo:font-style="normal" officeooo:rsid="0098e947" style:font-style-asian="normal" style:font-style-complex="normal"/>
    </style:style>
    <style:style style:name="T104" style:family="text">
      <style:text-properties fo:font-style="normal" officeooo:rsid="0099b498" style:font-style-asian="normal" style:font-style-complex="normal"/>
    </style:style>
    <style:style style:name="T105" style:family="text">
      <style:text-properties fo:font-style="normal" officeooo:rsid="009b0868" style:font-style-asian="normal" style:font-style-complex="normal"/>
    </style:style>
    <style:style style:name="T106" style:family="text">
      <style:text-properties fo:font-style="normal" officeooo:rsid="009c78b7" style:font-style-asian="normal" style:font-style-complex="normal"/>
    </style:style>
    <style:style style:name="T107" style:family="text">
      <style:text-properties fo:font-style="normal" officeooo:rsid="00a06524" style:font-style-asian="normal" style:font-style-complex="normal"/>
    </style:style>
    <style:style style:name="T108" style:family="text">
      <style:text-properties fo:font-style="normal" officeooo:rsid="00a74296" style:font-style-asian="normal" style:font-style-complex="normal"/>
    </style:style>
    <style:style style:name="T109" style:family="text">
      <style:text-properties fo:font-style="normal" officeooo:rsid="00aba8af" style:font-style-asian="normal" style:font-style-complex="normal"/>
    </style:style>
    <style:style style:name="T110" style:family="text">
      <style:text-properties fo:font-style="normal" officeooo:rsid="00ac29ad" style:font-style-asian="normal" style:font-style-complex="normal"/>
    </style:style>
    <style:style style:name="T111" style:family="text">
      <style:text-properties fo:font-style="normal" officeooo:rsid="00ad87d1" style:font-style-asian="normal" style:font-style-complex="normal"/>
    </style:style>
    <style:style style:name="T112" style:family="text">
      <style:text-properties fo:font-style="normal" officeooo:rsid="00aee72f" style:font-style-asian="normal" style:font-style-complex="normal"/>
    </style:style>
    <style:style style:name="T113" style:family="text">
      <style:text-properties fo:font-style="normal" officeooo:rsid="00b0ed3d" style:font-style-asian="normal" style:font-style-complex="normal"/>
    </style:style>
    <style:style style:name="T114" style:family="text">
      <style:text-properties fo:font-style="normal" officeooo:rsid="00b131dd" style:font-style-asian="normal" style:font-style-complex="normal"/>
    </style:style>
    <style:style style:name="T115" style:family="text">
      <style:text-properties fo:font-style="normal" officeooo:rsid="00b2d885" style:font-style-asian="normal" style:font-style-complex="normal"/>
    </style:style>
    <style:style style:name="T116" style:family="text">
      <style:text-properties fo:font-style="normal" officeooo:rsid="00b44362" style:font-style-asian="normal" style:font-style-complex="normal"/>
    </style:style>
    <style:style style:name="T117" style:family="text">
      <style:text-properties fo:font-style="normal" officeooo:rsid="00ba3ff6" style:font-style-asian="normal" style:font-style-complex="normal"/>
    </style:style>
    <style:style style:name="T118" style:family="text">
      <style:text-properties fo:font-style="normal" officeooo:rsid="00ba7181" style:font-style-asian="normal" style:font-style-complex="normal"/>
    </style:style>
    <style:style style:name="T119" style:family="text">
      <style:text-properties fo:font-style="normal" officeooo:rsid="00bbcf7d" style:font-style-asian="normal" style:font-style-complex="normal"/>
    </style:style>
    <style:style style:name="T120" style:family="text">
      <style:text-properties fo:font-style="normal" officeooo:rsid="00bc9a10" style:font-style-asian="normal" style:font-style-complex="normal"/>
    </style:style>
    <style:style style:name="T121" style:family="text">
      <style:text-properties fo:font-style="normal" officeooo:rsid="00bcbfa4" style:font-style-asian="normal" style:font-style-complex="normal"/>
    </style:style>
    <style:style style:name="T122" style:family="text">
      <style:text-properties fo:font-style="normal" officeooo:rsid="00bd4207" style:font-style-asian="normal" style:font-style-complex="normal"/>
    </style:style>
    <style:style style:name="T123" style:family="text">
      <style:text-properties fo:font-style="normal" officeooo:rsid="00c35b29" style:font-style-asian="normal" style:font-style-complex="normal"/>
    </style:style>
    <style:style style:name="T124" style:family="text">
      <style:text-properties fo:font-style="normal" officeooo:rsid="00c439d2" style:font-style-asian="normal" style:font-style-complex="normal"/>
    </style:style>
    <style:style style:name="T125" style:family="text">
      <style:text-properties fo:font-style="normal" officeooo:rsid="00c61200" style:font-style-asian="normal" style:font-style-complex="normal"/>
    </style:style>
    <style:style style:name="T126" style:family="text">
      <style:text-properties fo:font-style="normal" officeooo:rsid="00daabc9" style:font-style-asian="normal" style:font-style-complex="normal"/>
    </style:style>
    <style:style style:name="T127" style:family="text">
      <style:text-properties fo:font-style="normal" officeooo:rsid="00dc5163" style:font-style-asian="normal" style:font-style-complex="normal"/>
    </style:style>
    <style:style style:name="T128" style:family="text">
      <style:text-properties fo:font-style="normal" officeooo:rsid="00de10f7" style:font-style-asian="normal" style:font-style-complex="normal"/>
    </style:style>
    <style:style style:name="T129" style:family="text">
      <style:text-properties fo:font-style="normal" officeooo:rsid="00df3e5c" style:font-style-asian="normal" style:font-style-complex="normal"/>
    </style:style>
    <style:style style:name="T130" style:family="text">
      <style:text-properties fo:font-style="normal" officeooo:rsid="00e0cfef" style:font-style-asian="normal" style:font-style-complex="normal"/>
    </style:style>
    <style:style style:name="T131" style:family="text">
      <style:text-properties fo:font-style="normal" officeooo:rsid="00e15e54" style:font-style-asian="normal" style:font-style-complex="normal"/>
    </style:style>
    <style:style style:name="T132" style:family="text">
      <style:text-properties fo:font-style="normal" officeooo:rsid="00e18096" style:font-style-asian="normal" style:font-style-complex="normal"/>
    </style:style>
    <style:style style:name="T133" style:family="text">
      <style:text-properties fo:font-style="normal" officeooo:rsid="00e1b81c" style:font-style-asian="normal" style:font-style-complex="normal"/>
    </style:style>
    <style:style style:name="T134" style:family="text">
      <style:text-properties fo:font-style="normal" officeooo:rsid="00e2c2b5" style:font-style-asian="normal" style:font-style-complex="normal"/>
    </style:style>
    <style:style style:name="T135" style:family="text">
      <style:text-properties fo:font-style="normal" officeooo:rsid="00e33dc8" style:font-style-asian="normal" style:font-style-complex="normal"/>
    </style:style>
    <style:style style:name="T136" style:family="text">
      <style:text-properties fo:font-style="normal" officeooo:rsid="00e3457d" style:font-style-asian="normal" style:font-style-complex="normal"/>
    </style:style>
    <style:style style:name="T137" style:family="text">
      <style:text-properties fo:font-style="normal" officeooo:rsid="00e44292" style:font-style-asian="normal" style:font-style-complex="normal"/>
    </style:style>
    <style:style style:name="T138" style:family="text">
      <style:text-properties fo:font-style="normal" officeooo:rsid="00e5bbb0" style:font-style-asian="normal" style:font-style-complex="normal"/>
    </style:style>
    <style:style style:name="T139" style:family="text">
      <style:text-properties fo:font-style="normal" officeooo:rsid="00e6df80" style:font-style-asian="normal" style:font-style-complex="normal"/>
    </style:style>
    <style:style style:name="T140" style:family="text">
      <style:text-properties fo:font-style="normal" officeooo:rsid="00e8358e" style:font-style-asian="normal" style:font-style-complex="normal"/>
    </style:style>
    <style:style style:name="T141" style:family="text">
      <style:text-properties fo:font-style="normal" officeooo:rsid="00e912cb" style:font-style-asian="normal" style:font-style-complex="normal"/>
    </style:style>
    <style:style style:name="T142" style:family="text">
      <style:text-properties fo:font-style="normal" officeooo:rsid="00e9721b" style:font-style-asian="normal" style:font-style-complex="normal"/>
    </style:style>
    <style:style style:name="T143" style:family="text">
      <style:text-properties fo:font-style="normal" officeooo:rsid="00e9e764" style:font-style-asian="normal" style:font-style-complex="normal"/>
    </style:style>
    <style:style style:name="T144" style:family="text">
      <style:text-properties fo:font-style="normal" officeooo:rsid="010d6595" style:font-style-asian="normal" style:font-style-complex="normal"/>
    </style:style>
    <style:style style:name="T145" style:family="text">
      <style:text-properties fo:font-style="normal" officeooo:rsid="01193406" style:font-style-asian="normal" style:font-style-complex="normal"/>
    </style:style>
    <style:style style:name="T146" style:family="text">
      <style:text-properties fo:font-style="normal" officeooo:rsid="011b21ac" style:font-style-asian="normal" style:font-style-complex="normal"/>
    </style:style>
    <style:style style:name="T147" style:family="text">
      <style:text-properties fo:font-style="normal" officeooo:rsid="011cfc67" style:font-style-asian="normal" style:font-style-complex="normal"/>
    </style:style>
    <style:style style:name="T148" style:family="text">
      <style:text-properties fo:font-style="normal" officeooo:rsid="011edfcc" style:font-style-asian="normal" style:font-style-complex="normal"/>
    </style:style>
    <style:style style:name="T149" style:family="text">
      <style:text-properties fo:font-style="normal" officeooo:rsid="011fa512" style:font-style-asian="normal" style:font-style-complex="normal"/>
    </style:style>
    <style:style style:name="T150" style:family="text">
      <style:text-properties fo:font-style="normal" officeooo:rsid="01202135" style:font-style-asian="normal" style:font-style-complex="normal"/>
    </style:style>
    <style:style style:name="T151" style:family="text">
      <style:text-properties fo:font-style="normal" officeooo:rsid="0121823a" style:font-style-asian="normal" style:font-style-complex="normal"/>
    </style:style>
    <style:style style:name="T152" style:family="text">
      <style:text-properties fo:font-style="normal" officeooo:rsid="01231f1a" style:font-style-asian="normal" style:font-style-complex="normal"/>
    </style:style>
    <style:style style:name="T153" style:family="text">
      <style:text-properties fo:font-style="normal" officeooo:rsid="0124537e" style:font-style-asian="normal" style:font-style-complex="normal"/>
    </style:style>
    <style:style style:name="T154" style:family="text">
      <style:text-properties fo:font-style="normal" officeooo:rsid="01251d56" style:font-style-asian="normal" style:font-style-complex="normal"/>
    </style:style>
    <style:style style:name="T155" style:family="text">
      <style:text-properties fo:font-style="normal" officeooo:rsid="0125f47c" style:font-style-asian="normal" style:font-style-complex="normal"/>
    </style:style>
    <style:style style:name="T156" style:family="text">
      <style:text-properties fo:font-style="normal" officeooo:rsid="0126ca78" style:font-style-asian="normal" style:font-style-complex="normal"/>
    </style:style>
    <style:style style:name="T157" style:family="text">
      <style:text-properties fo:font-style="normal" officeooo:rsid="012a274a" style:font-style-asian="normal" style:font-style-complex="normal"/>
    </style:style>
    <style:style style:name="T158" style:family="text">
      <style:text-properties fo:font-style="normal" officeooo:rsid="012bbe42" style:font-style-asian="normal" style:font-style-complex="normal"/>
    </style:style>
    <style:style style:name="T159" style:family="text">
      <style:text-properties fo:font-style="normal" officeooo:rsid="012dfdd5" style:font-style-asian="normal" style:font-style-complex="normal"/>
    </style:style>
    <style:style style:name="T160" style:family="text">
      <style:text-properties fo:font-style="normal" officeooo:rsid="012f3b5c" style:font-style-asian="normal" style:font-style-complex="normal"/>
    </style:style>
    <style:style style:name="T161" style:family="text">
      <style:text-properties fo:font-style="normal" officeooo:rsid="0130c005" style:font-style-asian="normal" style:font-style-complex="normal"/>
    </style:style>
    <style:style style:name="T162" style:family="text">
      <style:text-properties fo:font-style="normal" officeooo:rsid="013297ce" style:font-style-asian="normal" style:font-style-complex="normal"/>
    </style:style>
    <style:style style:name="T163" style:family="text">
      <style:text-properties fo:font-style="normal" officeooo:rsid="01346919" style:font-style-asian="normal" style:font-style-complex="normal"/>
    </style:style>
    <style:style style:name="T164" style:family="text">
      <style:text-properties fo:font-style="normal" officeooo:rsid="0135dca5" style:font-style-asian="normal" style:font-style-complex="normal"/>
    </style:style>
    <style:style style:name="T165" style:family="text">
      <style:text-properties fo:font-style="normal" officeooo:rsid="0137b2e8" style:font-style-asian="normal" style:font-style-complex="normal"/>
    </style:style>
    <style:style style:name="T166" style:family="text">
      <style:text-properties fo:font-style="normal" officeooo:rsid="0139770f" style:font-style-asian="normal" style:font-style-complex="normal"/>
    </style:style>
    <style:style style:name="T167" style:family="text">
      <style:text-properties fo:font-style="normal" officeooo:rsid="013a6910" style:font-style-asian="normal" style:font-style-complex="normal"/>
    </style:style>
    <style:style style:name="T168" style:family="text">
      <style:text-properties fo:font-style="normal" officeooo:rsid="013ced8f" style:font-style-asian="normal" style:font-style-complex="normal"/>
    </style:style>
    <style:style style:name="T169" style:family="text">
      <style:text-properties fo:font-style="normal" officeooo:rsid="013d60c0" style:font-style-asian="normal" style:font-style-complex="normal"/>
    </style:style>
    <style:style style:name="T170" style:family="text">
      <style:text-properties fo:font-style="normal" officeooo:rsid="013ed04e" style:font-style-asian="normal" style:font-style-complex="normal"/>
    </style:style>
    <style:style style:name="T171" style:family="text">
      <style:text-properties fo:font-style="normal" officeooo:rsid="013f8f33" style:font-style-asian="normal" style:font-style-complex="normal"/>
    </style:style>
    <style:style style:name="T172" style:family="text">
      <style:text-properties fo:font-style="normal" officeooo:rsid="01416529" style:font-style-asian="normal" style:font-style-complex="normal"/>
    </style:style>
    <style:style style:name="T173" style:family="text">
      <style:text-properties fo:font-style="normal" officeooo:rsid="0142ddb1" style:font-style-asian="normal" style:font-style-complex="normal"/>
    </style:style>
    <style:style style:name="T174" style:family="text">
      <style:text-properties fo:font-style="normal" officeooo:rsid="01435210" style:font-style-asian="normal" style:font-style-complex="normal"/>
    </style:style>
    <style:style style:name="T175" style:family="text">
      <style:text-properties fo:font-style="normal" officeooo:rsid="0144714d" style:font-style-asian="normal" style:font-style-complex="normal"/>
    </style:style>
    <style:style style:name="T176" style:family="text">
      <style:text-properties fo:font-style="normal" officeooo:rsid="014561aa" style:font-style-asian="normal" style:font-style-complex="normal"/>
    </style:style>
    <style:style style:name="T177" style:family="text">
      <style:text-properties fo:font-style="normal" officeooo:rsid="0145a549" style:font-style-asian="normal" style:font-style-complex="normal"/>
    </style:style>
    <style:style style:name="T178" style:family="text">
      <style:text-properties fo:font-style="normal" officeooo:rsid="014681a8" style:font-style-asian="normal" style:font-style-complex="normal"/>
    </style:style>
    <style:style style:name="T179" style:family="text">
      <style:text-properties fo:font-style="normal" officeooo:rsid="01485202" style:font-style-asian="normal" style:font-style-complex="normal"/>
    </style:style>
    <style:style style:name="T180" style:family="text">
      <style:text-properties fo:font-style="normal" officeooo:rsid="0148f9ce" style:font-style-asian="normal" style:font-style-complex="normal"/>
    </style:style>
    <style:style style:name="T181" style:family="text">
      <style:text-properties fo:font-style="normal" officeooo:rsid="0149786c" style:font-style-asian="normal" style:font-style-complex="normal"/>
    </style:style>
    <style:style style:name="T182" style:family="text">
      <style:text-properties fo:font-style="normal" officeooo:rsid="014a1426" style:font-style-asian="normal" style:font-style-complex="normal"/>
    </style:style>
    <style:style style:name="T183" style:family="text">
      <style:text-properties fo:font-style="normal" officeooo:rsid="014adf0a" style:font-style-asian="normal" style:font-style-complex="normal"/>
    </style:style>
    <style:style style:name="T184" style:family="text">
      <style:text-properties fo:font-style="normal" officeooo:rsid="014c4409" style:font-style-asian="normal" style:font-style-complex="normal"/>
    </style:style>
    <style:style style:name="T185" style:family="text">
      <style:text-properties fo:font-style="normal" officeooo:rsid="01555f20" style:font-style-asian="normal" style:font-style-complex="normal"/>
    </style:style>
    <style:style style:name="T186" style:family="text">
      <style:text-properties fo:font-style="normal" officeooo:rsid="0158c27e" style:font-style-asian="normal" style:font-style-complex="normal"/>
    </style:style>
    <style:style style:name="T187" style:family="text">
      <style:text-properties fo:font-style="normal" officeooo:rsid="0159756c" style:font-style-asian="normal" style:font-style-complex="normal"/>
    </style:style>
    <style:style style:name="T188" style:family="text">
      <style:text-properties fo:font-style="normal" officeooo:rsid="015a5c5d" style:font-style-asian="normal" style:font-style-complex="normal"/>
    </style:style>
    <style:style style:name="T189" style:family="text">
      <style:text-properties fo:font-style="normal" officeooo:rsid="015b808e" style:font-style-asian="normal" style:font-style-complex="normal"/>
    </style:style>
    <style:style style:name="T190" style:family="text">
      <style:text-properties fo:font-style="normal" officeooo:rsid="015bbab5" style:font-style-asian="normal" style:font-style-complex="normal"/>
    </style:style>
    <style:style style:name="T191" style:family="text">
      <style:text-properties fo:font-style="normal" officeooo:rsid="015c83e4" style:font-style-asian="normal" style:font-style-complex="normal"/>
    </style:style>
    <style:style style:name="T192" style:family="text">
      <style:text-properties fo:font-style="normal" officeooo:rsid="015cb786" style:font-style-asian="normal" style:font-style-complex="normal"/>
    </style:style>
    <style:style style:name="T193" style:family="text">
      <style:text-properties fo:font-style="normal" officeooo:rsid="015dea3f" style:font-style-asian="normal" style:font-style-complex="normal"/>
    </style:style>
    <style:style style:name="T194" style:family="text">
      <style:text-properties fo:font-style="normal" officeooo:rsid="015efa34" style:font-style-asian="normal" style:font-style-complex="normal"/>
    </style:style>
    <style:style style:name="T195" style:family="text">
      <style:text-properties fo:font-style="normal" officeooo:rsid="015f3184" style:font-style-asian="normal" style:font-style-complex="normal"/>
    </style:style>
    <style:style style:name="T196" style:family="text">
      <style:text-properties fo:font-style="normal" officeooo:rsid="016002d3" style:font-style-asian="normal" style:font-style-complex="normal"/>
    </style:style>
    <style:style style:name="T197" style:family="text">
      <style:text-properties fo:font-style="normal" officeooo:rsid="016188a3" style:font-style-asian="normal" style:font-style-complex="normal"/>
    </style:style>
    <style:style style:name="T198" style:family="text">
      <style:text-properties fo:font-style="normal" officeooo:rsid="0161d241" style:font-style-asian="normal" style:font-style-complex="normal"/>
    </style:style>
    <style:style style:name="T199" style:family="text">
      <style:text-properties fo:font-style="normal" officeooo:rsid="01627022" style:font-style-asian="normal" style:font-style-complex="normal"/>
    </style:style>
    <style:style style:name="T200" style:family="text">
      <style:text-properties fo:font-style="normal" officeooo:rsid="0163c632" style:font-style-asian="normal" style:font-style-complex="normal"/>
    </style:style>
    <style:style style:name="T201" style:family="text">
      <style:text-properties fo:font-style="normal" officeooo:rsid="0165a87d" style:font-style-asian="normal" style:font-style-complex="normal"/>
    </style:style>
    <style:style style:name="T202" style:family="text">
      <style:text-properties fo:font-style="normal" officeooo:rsid="0167cb9e" style:font-style-asian="normal" style:font-style-complex="normal"/>
    </style:style>
    <style:style style:name="T203" style:family="text">
      <style:text-properties fo:font-style="normal" officeooo:rsid="00fe6def" style:font-style-asian="normal" style:font-style-complex="normal"/>
    </style:style>
    <style:style style:name="T204" style:family="text">
      <style:text-properties fo:font-style="normal" officeooo:rsid="01904ed3" style:font-style-asian="normal" style:font-style-complex="normal"/>
    </style:style>
    <style:style style:name="T205" style:family="text">
      <style:text-properties fo:font-style="normal" officeooo:rsid="01916f01" style:font-style-asian="normal" style:font-style-complex="normal"/>
    </style:style>
    <style:style style:name="T206" style:family="text">
      <style:text-properties fo:font-style="normal" officeooo:rsid="01927eff" style:font-style-asian="normal" style:font-style-complex="normal"/>
    </style:style>
    <style:style style:name="T207" style:family="text">
      <style:text-properties fo:font-style="normal" officeooo:rsid="0193b109" style:font-style-asian="normal" style:font-style-complex="normal"/>
    </style:style>
    <style:style style:name="T208" style:family="text">
      <style:text-properties fo:font-style="normal" officeooo:rsid="0194cd87" style:font-style-asian="normal" style:font-style-complex="normal"/>
    </style:style>
    <style:style style:name="T209" style:family="text">
      <style:text-properties fo:font-style="normal" officeooo:rsid="01956284" style:font-style-asian="normal" style:font-style-complex="normal"/>
    </style:style>
    <style:style style:name="T210" style:family="text">
      <style:text-properties fo:font-style="normal" officeooo:rsid="01965750" style:font-style-asian="normal" style:font-style-complex="normal"/>
    </style:style>
    <style:style style:name="T211" style:family="text">
      <style:text-properties fo:font-style="normal" officeooo:rsid="01973ae4" style:font-style-asian="normal" style:font-style-complex="normal"/>
    </style:style>
    <style:style style:name="T212" style:family="text">
      <style:text-properties fo:font-style="normal" officeooo:rsid="01974388" style:font-style-asian="normal" style:font-style-complex="normal"/>
    </style:style>
    <style:style style:name="T213" style:family="text">
      <style:text-properties fo:font-style="normal" officeooo:rsid="0198cdd0" style:font-style-asian="normal" style:font-style-complex="normal"/>
    </style:style>
    <style:style style:name="T214" style:family="text">
      <style:text-properties fo:font-style="normal" officeooo:rsid="0198fb10" style:font-style-asian="normal" style:font-style-complex="normal"/>
    </style:style>
    <style:style style:name="T215" style:family="text">
      <style:text-properties fo:font-style="normal" officeooo:rsid="01990859" style:font-style-asian="normal" style:font-style-complex="normal"/>
    </style:style>
    <style:style style:name="T216" style:family="text">
      <style:text-properties fo:font-style="normal" officeooo:rsid="019a9166" style:font-style-asian="normal" style:font-style-complex="normal"/>
    </style:style>
    <style:style style:name="T217" style:family="text">
      <style:text-properties fo:font-style="normal" officeooo:rsid="019c4332" style:font-style-asian="normal" style:font-style-complex="normal"/>
    </style:style>
    <style:style style:name="T218" style:family="text">
      <style:text-properties fo:font-style="normal" officeooo:rsid="019c56c2" style:font-style-asian="normal" style:font-style-complex="normal"/>
    </style:style>
    <style:style style:name="T219" style:family="text">
      <style:text-properties fo:font-style="normal" officeooo:rsid="019e0a5e" style:font-style-asian="normal" style:font-style-complex="normal"/>
    </style:style>
    <style:style style:name="T220" style:family="text">
      <style:text-properties fo:font-style="normal" officeooo:rsid="01a0bcb8" style:font-style-asian="normal" style:font-style-complex="normal"/>
    </style:style>
    <style:style style:name="T221" style:family="text">
      <style:text-properties fo:font-style="normal" officeooo:rsid="01a0d7d3" style:font-style-asian="normal" style:font-style-complex="normal"/>
    </style:style>
    <style:style style:name="T222" style:family="text">
      <style:text-properties fo:font-style="normal" officeooo:rsid="01a18558" style:font-style-asian="normal" style:font-style-complex="normal"/>
    </style:style>
    <style:style style:name="T223" style:family="text">
      <style:text-properties fo:font-style="normal" officeooo:rsid="01a23dcb" style:font-style-asian="normal" style:font-style-complex="normal"/>
    </style:style>
    <style:style style:name="T224" style:family="text">
      <style:text-properties fo:font-style="normal" officeooo:rsid="01a2c71d" style:font-style-asian="normal" style:font-style-complex="normal"/>
    </style:style>
    <style:style style:name="T225" style:family="text">
      <style:text-properties fo:font-style="normal" officeooo:rsid="01a4bc6b" style:font-style-asian="normal" style:font-style-complex="normal"/>
    </style:style>
    <style:style style:name="T226" style:family="text">
      <style:text-properties fo:font-style="normal" officeooo:rsid="01a6fe60" style:font-style-asian="normal" style:font-style-complex="normal"/>
    </style:style>
    <style:style style:name="T227" style:family="text">
      <style:text-properties fo:font-style="normal" officeooo:rsid="01a8ca82" style:font-style-asian="normal" style:font-style-complex="normal"/>
    </style:style>
    <style:style style:name="T228" style:family="text">
      <style:text-properties fo:font-style="normal" officeooo:rsid="01a98a6e" style:font-style-asian="normal" style:font-style-complex="normal"/>
    </style:style>
    <style:style style:name="T229" style:family="text">
      <style:text-properties fo:font-style="normal" officeooo:rsid="01aa1797" style:font-style-asian="normal" style:font-style-complex="normal"/>
    </style:style>
    <style:style style:name="T230" style:family="text">
      <style:text-properties fo:font-style="normal" officeooo:rsid="01aa6e5e" style:font-style-asian="normal" style:font-style-complex="normal"/>
    </style:style>
    <style:style style:name="T231" style:family="text">
      <style:text-properties fo:font-style="normal" officeooo:rsid="01ac29ec" style:font-style-asian="normal" style:font-style-complex="normal"/>
    </style:style>
    <style:style style:name="T232" style:family="text">
      <style:text-properties fo:font-style="normal" officeooo:rsid="01ad8219" style:font-style-asian="normal" style:font-style-complex="normal"/>
    </style:style>
    <style:style style:name="T233" style:family="text">
      <style:text-properties fo:font-style="normal" officeooo:rsid="01af196b" style:font-style-asian="normal" style:font-style-complex="normal"/>
    </style:style>
    <style:style style:name="T234" style:family="text">
      <style:text-properties fo:font-style="normal" officeooo:rsid="01b0fa18" style:font-style-asian="normal" style:font-style-complex="normal"/>
    </style:style>
    <style:style style:name="T235" style:family="text">
      <style:text-properties fo:font-style="normal" officeooo:rsid="01b318cb" style:font-style-asian="normal" style:font-style-complex="normal"/>
    </style:style>
    <style:style style:name="T236" style:family="text">
      <style:text-properties fo:font-style="normal" officeooo:rsid="01b31f04" style:font-style-asian="normal" style:font-style-complex="normal"/>
    </style:style>
    <style:style style:name="T237" style:family="text">
      <style:text-properties fo:font-style="normal" officeooo:rsid="01b48809" style:font-style-asian="normal" style:font-style-complex="normal"/>
    </style:style>
    <style:style style:name="T238" style:family="text">
      <style:text-properties fo:font-style="normal" officeooo:rsid="01b5e2e8" style:font-style-asian="normal" style:font-style-complex="normal"/>
    </style:style>
    <style:style style:name="T239" style:family="text">
      <style:text-properties fo:font-style="normal" officeooo:rsid="01b6a31d" style:font-style-asian="normal" style:font-style-complex="normal"/>
    </style:style>
    <style:style style:name="T240" style:family="text">
      <style:text-properties fo:font-style="normal" officeooo:rsid="01b74960" style:font-style-asian="normal" style:font-style-complex="normal"/>
    </style:style>
    <style:style style:name="T241" style:family="text">
      <style:text-properties fo:font-style="normal" officeooo:rsid="01b7ec44" style:font-style-asian="normal" style:font-style-complex="normal"/>
    </style:style>
    <style:style style:name="T242" style:family="text">
      <style:text-properties fo:font-style="normal" officeooo:rsid="01b954e4" style:font-style-asian="normal" style:font-style-complex="normal"/>
    </style:style>
    <style:style style:name="T243" style:family="text">
      <style:text-properties fo:font-style="normal" officeooo:rsid="01ba77b2" style:font-style-asian="normal" style:font-style-complex="normal"/>
    </style:style>
    <style:style style:name="T244" style:family="text">
      <style:text-properties fo:font-style="normal" officeooo:rsid="01bad10b" style:font-style-asian="normal" style:font-style-complex="normal"/>
    </style:style>
    <style:style style:name="T245" style:family="text">
      <style:text-properties fo:font-style="normal" officeooo:rsid="01bbb274" style:font-style-asian="normal" style:font-style-complex="normal"/>
    </style:style>
    <style:style style:name="T246" style:family="text">
      <style:text-properties fo:font-style="normal" officeooo:rsid="01bd702c" style:font-style-asian="normal" style:font-style-complex="normal"/>
    </style:style>
    <style:style style:name="T247" style:family="text">
      <style:text-properties fo:font-style="normal" officeooo:rsid="01bf0638" style:font-style-asian="normal" style:font-style-complex="normal"/>
    </style:style>
    <style:style style:name="T248" style:family="text">
      <style:text-properties fo:font-style="normal" officeooo:rsid="01bffb26" style:font-style-asian="normal" style:font-style-complex="normal"/>
    </style:style>
    <style:style style:name="T249" style:family="text">
      <style:text-properties fo:font-style="normal" officeooo:rsid="01c1a1d9" style:font-style-asian="normal" style:font-style-complex="normal"/>
    </style:style>
    <style:style style:name="T250" style:family="text">
      <style:text-properties fo:font-style="normal" officeooo:rsid="01c35309" style:font-style-asian="normal" style:font-style-complex="normal"/>
    </style:style>
    <style:style style:name="T251" style:family="text">
      <style:text-properties fo:font-style="normal" officeooo:rsid="01c38b18" style:font-style-asian="normal" style:font-style-complex="normal"/>
    </style:style>
    <style:style style:name="T252" style:family="text">
      <style:text-properties fo:font-style="normal" officeooo:rsid="01c3a0cf" style:font-style-asian="normal" style:font-style-complex="normal"/>
    </style:style>
    <style:style style:name="T253" style:family="text">
      <style:text-properties fo:font-style="normal" officeooo:rsid="01c3f8a2" style:font-style-asian="normal" style:font-style-complex="normal"/>
    </style:style>
    <style:style style:name="T254" style:family="text">
      <style:text-properties fo:font-style="normal" officeooo:rsid="01c5de5d" style:font-style-asian="normal" style:font-style-complex="normal"/>
    </style:style>
    <style:style style:name="T255" style:family="text">
      <style:text-properties fo:font-style="normal" officeooo:rsid="01c67bf1" style:font-style-asian="normal" style:font-style-complex="normal"/>
    </style:style>
    <style:style style:name="T256" style:family="text">
      <style:text-properties fo:font-style="normal" officeooo:rsid="01c8799f" style:font-style-asian="normal" style:font-style-complex="normal"/>
    </style:style>
    <style:style style:name="T257" style:family="text">
      <style:text-properties fo:font-style="normal" officeooo:rsid="01c8bea4" style:font-style-asian="normal" style:font-style-complex="normal"/>
    </style:style>
    <style:style style:name="T258" style:family="text">
      <style:text-properties fo:font-style="normal" officeooo:rsid="01c9d41c" style:font-style-asian="normal" style:font-style-complex="normal"/>
    </style:style>
    <style:style style:name="T259" style:family="text">
      <style:text-properties fo:font-style="normal" officeooo:rsid="01caba92" style:font-style-asian="normal" style:font-style-complex="normal"/>
    </style:style>
    <style:style style:name="T260" style:family="text">
      <style:text-properties fo:font-style="normal" officeooo:rsid="01d73447" style:font-style-asian="normal" style:font-style-complex="normal"/>
    </style:style>
    <style:style style:name="T261" style:family="text">
      <style:text-properties fo:font-style="normal" officeooo:rsid="01e3b64e" style:font-style-asian="normal" style:font-style-complex="normal"/>
    </style:style>
    <style:style style:name="T262" style:family="text">
      <style:text-properties fo:font-style="normal" officeooo:rsid="01e554c5" style:font-style-asian="normal" style:font-style-complex="normal"/>
    </style:style>
    <style:style style:name="T263" style:family="text">
      <style:text-properties fo:font-style="normal" officeooo:rsid="01e73f95" style:font-style-asian="normal" style:font-style-complex="normal"/>
    </style:style>
    <style:style style:name="T264" style:family="text">
      <style:text-properties fo:font-style="normal" officeooo:rsid="01e8f50e" style:font-style-asian="normal" style:font-style-complex="normal"/>
    </style:style>
    <style:style style:name="T265" style:family="text">
      <style:text-properties fo:font-style="normal" officeooo:rsid="01e972b6" style:font-style-asian="normal" style:font-style-complex="normal"/>
    </style:style>
    <style:style style:name="T266" style:family="text">
      <style:text-properties fo:font-style="normal" officeooo:rsid="01ea2279" style:font-style-asian="normal" style:font-style-complex="normal"/>
    </style:style>
    <style:style style:name="T267" style:family="text">
      <style:text-properties fo:font-style="normal" officeooo:rsid="01eb5138" style:font-style-asian="normal" style:font-style-complex="normal"/>
    </style:style>
    <style:style style:name="T268" style:family="text">
      <style:text-properties fo:font-style="normal" officeooo:rsid="01eeff81" style:font-style-asian="normal" style:font-style-complex="normal"/>
    </style:style>
    <style:style style:name="T269" style:family="text">
      <style:text-properties fo:font-style="normal" officeooo:rsid="01ef83ae" style:font-style-asian="normal" style:font-style-complex="normal"/>
    </style:style>
    <style:style style:name="T270" style:family="text">
      <style:text-properties fo:font-style="normal" officeooo:rsid="01efc62a" style:font-style-asian="normal" style:font-style-complex="normal"/>
    </style:style>
    <style:style style:name="T271" style:family="text">
      <style:text-properties fo:font-style="normal" officeooo:rsid="01f14e9f" style:font-style-asian="normal" style:font-style-complex="normal"/>
    </style:style>
    <style:style style:name="T272" style:family="text">
      <style:text-properties fo:font-style="normal" officeooo:rsid="01f1c211" style:font-style-asian="normal" style:font-style-complex="normal"/>
    </style:style>
    <style:style style:name="T273" style:family="text">
      <style:text-properties fo:font-style="normal" officeooo:rsid="01f25b0c" style:font-style-asian="normal" style:font-style-complex="normal"/>
    </style:style>
    <style:style style:name="T274" style:family="text">
      <style:text-properties fo:font-style="normal" officeooo:rsid="01fa0caf" style:font-style-asian="normal" style:font-style-complex="normal"/>
    </style:style>
    <style:style style:name="T275" style:family="text">
      <style:text-properties fo:font-style="normal" officeooo:rsid="01fcc6ad" style:font-style-asian="normal" style:font-style-complex="normal"/>
    </style:style>
    <style:style style:name="T276" style:family="text">
      <style:text-properties fo:font-style="normal" officeooo:rsid="01fe9194" style:font-style-asian="normal" style:font-style-complex="normal"/>
    </style:style>
    <style:style style:name="T277" style:family="text">
      <style:text-properties fo:font-style="normal" officeooo:rsid="022708bb" style:font-style-asian="normal" style:font-style-complex="normal"/>
    </style:style>
    <style:style style:name="T278" style:family="text">
      <style:text-properties fo:font-style="normal" officeooo:rsid="02281e57" style:font-style-asian="normal" style:font-style-complex="normal"/>
    </style:style>
    <style:style style:name="T279" style:family="text">
      <style:text-properties fo:font-style="normal" officeooo:rsid="02295aa0" style:font-style-asian="normal" style:font-style-complex="normal"/>
    </style:style>
    <style:style style:name="T280" style:family="text">
      <style:text-properties fo:font-style="normal" officeooo:rsid="0249b00e" style:font-style-asian="normal" style:font-style-complex="normal"/>
    </style:style>
    <style:style style:name="T281" style:family="text">
      <style:text-properties fo:font-style="normal" officeooo:rsid="0250acd7" style:font-style-asian="normal" style:font-style-complex="normal"/>
    </style:style>
    <style:style style:name="T282" style:family="text">
      <style:text-properties fo:font-style="normal" officeooo:rsid="0257a180" style:font-style-asian="normal" style:font-style-complex="normal"/>
    </style:style>
    <style:style style:name="T283" style:family="text">
      <style:text-properties fo:font-style="normal" officeooo:rsid="025af3db" style:font-style-asian="normal" style:font-style-complex="normal"/>
    </style:style>
    <style:style style:name="T284" style:family="text">
      <style:text-properties fo:font-style="normal" officeooo:rsid="025b0f20" style:font-style-asian="normal" style:font-style-complex="normal"/>
    </style:style>
    <style:style style:name="T285" style:family="text">
      <style:text-properties fo:font-style="normal" officeooo:rsid="025d0ee0" style:font-style-asian="normal" style:font-style-complex="normal"/>
    </style:style>
    <style:style style:name="T286" style:family="text">
      <style:text-properties fo:font-style="normal" officeooo:rsid="025e34fe" style:font-style-asian="normal" style:font-style-complex="normal"/>
    </style:style>
    <style:style style:name="T287" style:family="text">
      <style:text-properties fo:font-style="normal" officeooo:rsid="025eac99" style:font-style-asian="normal" style:font-style-complex="normal"/>
    </style:style>
    <style:style style:name="T288" style:family="text">
      <style:text-properties fo:font-style="normal" officeooo:rsid="026041d9" style:font-style-asian="normal" style:font-style-complex="normal"/>
    </style:style>
    <style:style style:name="T289" style:family="text">
      <style:text-properties fo:font-style="normal" officeooo:rsid="0261e0b6" style:font-style-asian="normal" style:font-style-complex="normal"/>
    </style:style>
    <style:style style:name="T290" style:family="text">
      <style:text-properties fo:font-style="normal" officeooo:rsid="026e549d" style:font-style-asian="normal" style:font-style-complex="normal"/>
    </style:style>
    <style:style style:name="T291" style:family="text">
      <style:text-properties fo:font-style="normal" officeooo:rsid="026ff7b5" style:font-style-asian="normal" style:font-style-complex="normal"/>
    </style:style>
    <style:style style:name="T292" style:family="text">
      <style:text-properties fo:font-style="normal" officeooo:rsid="02723fa0" style:font-style-asian="normal" style:font-style-complex="normal"/>
    </style:style>
    <style:style style:name="T293" style:family="text">
      <style:text-properties fo:font-style="normal" officeooo:rsid="027425c5" style:font-style-asian="normal" style:font-style-complex="normal"/>
    </style:style>
    <style:style style:name="T294" style:family="text">
      <style:text-properties fo:font-style="normal" officeooo:rsid="0275186f" style:font-style-asian="normal" style:font-style-complex="normal"/>
    </style:style>
    <style:style style:name="T295" style:family="text">
      <style:text-properties fo:font-style="normal" officeooo:rsid="0276e6c6" style:font-style-asian="normal" style:font-style-complex="normal"/>
    </style:style>
    <style:style style:name="T296" style:family="text">
      <style:text-properties fo:font-style="normal" officeooo:rsid="02788b1e" style:font-style-asian="normal" style:font-style-complex="normal"/>
    </style:style>
    <style:style style:name="T297" style:family="text">
      <style:text-properties fo:font-style="normal" officeooo:rsid="02847ff5" style:font-style-asian="normal" style:font-style-complex="normal"/>
    </style:style>
    <style:style style:name="T298" style:family="text">
      <style:text-properties fo:font-style="normal" officeooo:rsid="02851e0a" style:font-style-asian="normal" style:font-style-complex="normal"/>
    </style:style>
    <style:style style:name="T299" style:family="text">
      <style:text-properties fo:font-style="normal" officeooo:rsid="02869f6e" style:font-style-asian="normal" style:font-style-complex="normal"/>
    </style:style>
    <style:style style:name="T300" style:family="text">
      <style:text-properties fo:font-style="normal" officeooo:rsid="0287e7f3" style:font-style-asian="normal" style:font-style-complex="normal"/>
    </style:style>
    <style:style style:name="T301" style:family="text">
      <style:text-properties fo:font-style="normal" officeooo:rsid="028908fe" style:font-style-asian="normal" style:font-style-complex="normal"/>
    </style:style>
    <style:style style:name="T302" style:family="text">
      <style:text-properties fo:font-style="normal" officeooo:rsid="028af767" style:font-style-asian="normal" style:font-style-complex="normal"/>
    </style:style>
    <style:style style:name="T303" style:family="text">
      <style:text-properties fo:font-style="normal" officeooo:rsid="028cee31" style:font-style-asian="normal" style:font-style-complex="normal"/>
    </style:style>
    <style:style style:name="T304" style:family="text">
      <style:text-properties fo:font-style="normal" officeooo:rsid="028e61a5" style:font-style-asian="normal" style:font-style-complex="normal"/>
    </style:style>
    <style:style style:name="T305" style:family="text">
      <style:text-properties officeooo:rsid="0065bbb3"/>
    </style:style>
    <style:style style:name="T306" style:family="text">
      <style:text-properties officeooo:rsid="0067e581"/>
    </style:style>
    <style:style style:name="T307" style:family="text">
      <style:text-properties officeooo:rsid="0069de59"/>
    </style:style>
    <style:style style:name="T308" style:family="text">
      <style:text-properties officeooo:rsid="006a9a7e"/>
    </style:style>
    <style:style style:name="T309" style:family="text">
      <style:text-properties officeooo:rsid="006b4e43"/>
    </style:style>
    <style:style style:name="T310" style:family="text">
      <style:text-properties officeooo:rsid="006e4423"/>
    </style:style>
    <style:style style:name="T311" style:family="text">
      <style:text-properties officeooo:rsid="0072e78c"/>
    </style:style>
    <style:style style:name="T312" style:family="text">
      <style:text-properties officeooo:rsid="00740b43"/>
    </style:style>
    <style:style style:name="T313" style:family="text">
      <style:text-properties officeooo:rsid="0075f4c2"/>
    </style:style>
    <style:style style:name="T314" style:family="text">
      <style:text-properties officeooo:rsid="00768a17"/>
    </style:style>
    <style:style style:name="T315" style:family="text">
      <style:text-properties officeooo:rsid="00776e09"/>
    </style:style>
    <style:style style:name="T316" style:family="text">
      <style:text-properties officeooo:rsid="0078bdca"/>
    </style:style>
    <style:style style:name="T317" style:family="text">
      <style:text-properties officeooo:rsid="007a50af"/>
    </style:style>
    <style:style style:name="T318" style:family="text">
      <style:text-properties officeooo:rsid="007eefb5"/>
    </style:style>
    <style:style style:name="T319" style:family="text">
      <style:text-properties officeooo:rsid="007f2c79"/>
    </style:style>
    <style:style style:name="T320" style:family="text">
      <style:text-properties officeooo:rsid="0080e72f"/>
    </style:style>
    <style:style style:name="T321" style:family="text">
      <style:text-properties officeooo:rsid="0081c18c"/>
    </style:style>
    <style:style style:name="T322" style:family="text">
      <style:text-properties officeooo:rsid="0082ca11"/>
    </style:style>
    <style:style style:name="T323" style:family="text">
      <style:text-properties officeooo:rsid="008406c9"/>
    </style:style>
    <style:style style:name="T324" style:family="text">
      <style:text-properties officeooo:rsid="0085803f"/>
    </style:style>
    <style:style style:name="T325" style:family="text">
      <style:text-properties officeooo:rsid="00871bd5"/>
    </style:style>
    <style:style style:name="T326" style:family="text">
      <style:text-properties officeooo:rsid="0088888a"/>
    </style:style>
    <style:style style:name="T327" style:family="text">
      <style:text-properties officeooo:rsid="008a11c6"/>
    </style:style>
    <style:style style:name="T328" style:family="text">
      <style:text-properties officeooo:rsid="008c09d3"/>
    </style:style>
    <style:style style:name="T329" style:family="text">
      <style:text-properties officeooo:rsid="008d5741"/>
    </style:style>
    <style:style style:name="T330" style:family="text">
      <style:text-properties officeooo:rsid="008d8500"/>
    </style:style>
    <style:style style:name="T331" style:family="text">
      <style:text-properties officeooo:rsid="008ee85b"/>
    </style:style>
    <style:style style:name="T332" style:family="text">
      <style:text-properties officeooo:rsid="008f82f8"/>
    </style:style>
    <style:style style:name="T333" style:family="text">
      <style:text-properties officeooo:rsid="0090e0de"/>
    </style:style>
    <style:style style:name="T334" style:family="text">
      <style:text-properties officeooo:rsid="00914f52"/>
    </style:style>
    <style:style style:name="T335" style:family="text">
      <style:text-properties officeooo:rsid="0092363c"/>
    </style:style>
    <style:style style:name="T336" style:family="text">
      <style:text-properties officeooo:rsid="00a8bfd4"/>
    </style:style>
    <style:style style:name="T337" style:family="text">
      <style:text-properties officeooo:rsid="00af3af5"/>
    </style:style>
    <style:style style:name="T338" style:family="text">
      <style:text-properties officeooo:rsid="00b03d58"/>
    </style:style>
    <style:style style:name="T339" style:family="text">
      <style:text-properties officeooo:rsid="00b0ed3d"/>
    </style:style>
    <style:style style:name="T340" style:family="text">
      <style:text-properties officeooo:rsid="00b61373"/>
    </style:style>
    <style:style style:name="T341" style:family="text">
      <style:text-properties officeooo:rsid="00b6b5a2"/>
    </style:style>
    <style:style style:name="T342" style:family="text">
      <style:text-properties officeooo:rsid="00b752c1"/>
    </style:style>
    <style:style style:name="T343" style:family="text">
      <style:text-properties officeooo:rsid="00b8ad90"/>
    </style:style>
    <style:style style:name="T344" style:family="text">
      <style:text-properties officeooo:rsid="00bed7f3"/>
    </style:style>
    <style:style style:name="T345" style:family="text">
      <style:text-properties officeooo:rsid="00bfabcd"/>
    </style:style>
    <style:style style:name="T346" style:family="text">
      <style:text-properties officeooo:rsid="00bfb755"/>
    </style:style>
    <style:style style:name="T347" style:family="text">
      <style:text-properties officeooo:rsid="00c10e06"/>
    </style:style>
    <style:style style:name="T348" style:family="text">
      <style:text-properties officeooo:rsid="00c296e9"/>
    </style:style>
    <style:style style:name="T349" style:family="text">
      <style:text-properties officeooo:rsid="00c35b29"/>
    </style:style>
    <style:style style:name="T350" style:family="text">
      <style:text-properties officeooo:rsid="00c8d7b0"/>
    </style:style>
    <style:style style:name="T351" style:family="text">
      <style:text-properties officeooo:rsid="00c9703f"/>
    </style:style>
    <style:style style:name="T352" style:family="text">
      <style:text-properties officeooo:rsid="00cb3ac6"/>
    </style:style>
    <style:style style:name="T353" style:family="text">
      <style:text-properties officeooo:rsid="00cb5a50"/>
    </style:style>
    <style:style style:name="T354" style:family="text">
      <style:text-properties officeooo:rsid="00cf2f98"/>
    </style:style>
    <style:style style:name="T355" style:family="text">
      <style:text-properties officeooo:rsid="00d125d9"/>
    </style:style>
    <style:style style:name="T356" style:family="text">
      <style:text-properties officeooo:rsid="00d3e54d"/>
    </style:style>
    <style:style style:name="T357" style:family="text">
      <style:text-properties officeooo:rsid="00d57d0b"/>
    </style:style>
    <style:style style:name="T358" style:family="text">
      <style:text-properties officeooo:rsid="00d963b6"/>
    </style:style>
    <style:style style:name="T359" style:family="text">
      <style:text-properties officeooo:rsid="00daabc9"/>
    </style:style>
    <style:style style:name="T360" style:family="text">
      <style:text-properties officeooo:rsid="00eb5828"/>
    </style:style>
    <style:style style:name="T361" style:family="text">
      <style:text-properties officeooo:rsid="00eca2d4"/>
    </style:style>
    <style:style style:name="T362" style:family="text">
      <style:text-properties officeooo:rsid="00eea1c7"/>
    </style:style>
    <style:style style:name="T363" style:family="text">
      <style:text-properties officeooo:rsid="00eecf4b"/>
    </style:style>
    <style:style style:name="T364" style:family="text">
      <style:text-properties officeooo:rsid="00ef6608"/>
    </style:style>
    <style:style style:name="T365" style:family="text">
      <style:text-properties officeooo:rsid="00f15611"/>
    </style:style>
    <style:style style:name="T366" style:family="text">
      <style:text-properties officeooo:rsid="00f382f9"/>
    </style:style>
    <style:style style:name="T367" style:family="text">
      <style:text-properties officeooo:rsid="00f4617a"/>
    </style:style>
    <style:style style:name="T368" style:family="text">
      <style:text-properties officeooo:rsid="00f4a6fc"/>
    </style:style>
    <style:style style:name="T369" style:family="text">
      <style:text-properties officeooo:rsid="00f68b8b"/>
    </style:style>
    <style:style style:name="T370" style:family="text">
      <style:text-properties officeooo:rsid="00f71637"/>
    </style:style>
    <style:style style:name="T371" style:family="text">
      <style:text-properties officeooo:rsid="00f78608"/>
    </style:style>
    <style:style style:name="T372" style:family="text">
      <style:text-properties officeooo:rsid="00f7ee93"/>
    </style:style>
    <style:style style:name="T373" style:family="text">
      <style:text-properties officeooo:rsid="00f8b673"/>
    </style:style>
    <style:style style:name="T374" style:family="text">
      <style:text-properties officeooo:rsid="00fa0326"/>
    </style:style>
    <style:style style:name="T375" style:family="text">
      <style:text-properties officeooo:rsid="00fb4151"/>
    </style:style>
    <style:style style:name="T376" style:family="text">
      <style:text-properties officeooo:rsid="00fbb99f"/>
    </style:style>
    <style:style style:name="T377" style:family="text">
      <style:text-properties officeooo:rsid="00fd7042"/>
    </style:style>
    <style:style style:name="T378" style:family="text">
      <style:text-properties officeooo:rsid="00fe6def"/>
    </style:style>
    <style:style style:name="T379" style:family="text">
      <style:text-properties officeooo:rsid="00fff4dd"/>
    </style:style>
    <style:style style:name="T380" style:family="text">
      <style:text-properties officeooo:rsid="010398ad"/>
    </style:style>
    <style:style style:name="T381" style:family="text">
      <style:text-properties officeooo:rsid="010452f0"/>
    </style:style>
    <style:style style:name="T382" style:family="text">
      <style:text-properties officeooo:rsid="0104dea3"/>
    </style:style>
    <style:style style:name="T383" style:family="text">
      <style:text-properties officeooo:rsid="0105ce1f"/>
    </style:style>
    <style:style style:name="T384" style:family="text">
      <style:text-properties officeooo:rsid="010663d5"/>
    </style:style>
    <style:style style:name="T385" style:family="text">
      <style:text-properties officeooo:rsid="01082929"/>
    </style:style>
    <style:style style:name="T386" style:family="text">
      <style:text-properties officeooo:rsid="0108fe31"/>
    </style:style>
    <style:style style:name="T387" style:family="text">
      <style:text-properties officeooo:rsid="01092c0a"/>
    </style:style>
    <style:style style:name="T388" style:family="text">
      <style:text-properties officeooo:rsid="010bed35"/>
    </style:style>
    <style:style style:name="T389" style:family="text">
      <style:text-properties officeooo:rsid="010d6595"/>
    </style:style>
    <style:style style:name="T390" style:family="text">
      <style:text-properties officeooo:rsid="010edd20"/>
    </style:style>
    <style:style style:name="T391" style:family="text">
      <style:text-properties officeooo:rsid="011002b5"/>
    </style:style>
    <style:style style:name="T392" style:family="text">
      <style:text-properties officeooo:rsid="0110d265"/>
    </style:style>
    <style:style style:name="T393" style:family="text">
      <style:text-properties officeooo:rsid="0112c192"/>
    </style:style>
    <style:style style:name="T394" style:family="text">
      <style:text-properties officeooo:rsid="01141386"/>
    </style:style>
    <style:style style:name="T395" style:family="text">
      <style:text-properties officeooo:rsid="0117f29f"/>
    </style:style>
    <style:style style:name="T396" style:family="text">
      <style:text-properties officeooo:rsid="01193406"/>
    </style:style>
    <style:style style:name="T397" style:family="text">
      <style:text-properties officeooo:rsid="01224354"/>
    </style:style>
    <style:style style:name="T398" style:family="text">
      <style:text-properties officeooo:rsid="014d2918"/>
    </style:style>
    <style:style style:name="T399" style:family="text">
      <style:text-properties officeooo:rsid="014f4f8d"/>
    </style:style>
    <style:style style:name="T400" style:family="text">
      <style:text-properties officeooo:rsid="0150a9a7"/>
    </style:style>
    <style:style style:name="T401" style:family="text">
      <style:text-properties officeooo:rsid="01516f8f"/>
    </style:style>
    <style:style style:name="T402" style:family="text">
      <style:text-properties officeooo:rsid="0151d92d"/>
    </style:style>
    <style:style style:name="T403" style:family="text">
      <style:text-properties officeooo:rsid="01527c6c"/>
    </style:style>
    <style:style style:name="T404" style:family="text">
      <style:text-properties officeooo:rsid="0152f8c4"/>
    </style:style>
    <style:style style:name="T405" style:family="text">
      <style:text-properties officeooo:rsid="0168fc8a"/>
    </style:style>
    <style:style style:name="T406" style:family="text">
      <style:text-properties officeooo:rsid="016a9a29"/>
    </style:style>
    <style:style style:name="T407" style:family="text">
      <style:text-properties officeooo:rsid="016c4380"/>
    </style:style>
    <style:style style:name="T408" style:family="text">
      <style:text-properties officeooo:rsid="016cc156"/>
    </style:style>
    <style:style style:name="T409" style:family="text">
      <style:text-properties officeooo:rsid="016e9c75"/>
    </style:style>
    <style:style style:name="T410" style:family="text">
      <style:text-properties officeooo:rsid="016f2cec"/>
    </style:style>
    <style:style style:name="T411" style:family="text">
      <style:text-properties officeooo:rsid="01729872"/>
    </style:style>
    <style:style style:name="T412" style:family="text">
      <style:text-properties officeooo:rsid="01749218"/>
    </style:style>
    <style:style style:name="T413" style:family="text">
      <style:text-properties officeooo:rsid="0174efa5"/>
    </style:style>
    <style:style style:name="T414" style:family="text">
      <style:text-properties officeooo:rsid="017699a5"/>
    </style:style>
    <style:style style:name="T415" style:family="text">
      <style:text-properties officeooo:rsid="0176e6dd"/>
    </style:style>
    <style:style style:name="T416" style:family="text">
      <style:text-properties officeooo:rsid="01781efe"/>
    </style:style>
    <style:style style:name="T417" style:family="text">
      <style:text-properties officeooo:rsid="01799c5f"/>
    </style:style>
    <style:style style:name="T418" style:family="text">
      <style:text-properties officeooo:rsid="017f0614"/>
    </style:style>
    <style:style style:name="T419" style:family="text">
      <style:text-properties officeooo:rsid="017fdffc"/>
    </style:style>
    <style:style style:name="T420" style:family="text">
      <style:text-properties officeooo:rsid="0180dc43"/>
    </style:style>
    <style:style style:name="T421" style:family="text">
      <style:text-properties officeooo:rsid="0181630a"/>
    </style:style>
    <style:style style:name="T422" style:family="text">
      <style:text-properties officeooo:rsid="018192ee"/>
    </style:style>
    <style:style style:name="T423" style:family="text">
      <style:text-properties officeooo:rsid="01840c36"/>
    </style:style>
    <style:style style:name="T424" style:family="text">
      <style:text-properties officeooo:rsid="01856def"/>
    </style:style>
    <style:style style:name="T425" style:family="text">
      <style:text-properties officeooo:rsid="0185d0f0"/>
    </style:style>
    <style:style style:name="T426" style:family="text">
      <style:text-properties officeooo:rsid="018c03ca"/>
    </style:style>
    <style:style style:name="T427" style:family="text">
      <style:text-properties officeooo:rsid="018e5cb4"/>
    </style:style>
    <style:style style:name="T428" style:family="text">
      <style:text-properties officeooo:rsid="01904ed3"/>
    </style:style>
    <style:style style:name="T429" style:family="text">
      <style:text-properties officeooo:rsid="01916f01"/>
    </style:style>
    <style:style style:name="T430" style:family="text">
      <style:text-properties officeooo:rsid="01927eff"/>
    </style:style>
    <style:style style:name="T431" style:family="text">
      <style:text-properties officeooo:rsid="0193b109"/>
    </style:style>
    <style:style style:name="T432" style:family="text">
      <style:text-properties officeooo:rsid="01b181fe"/>
    </style:style>
    <style:style style:name="T433" style:family="text">
      <style:text-properties officeooo:rsid="01b28493"/>
    </style:style>
    <style:style style:name="T434" style:family="text">
      <style:text-properties officeooo:rsid="01cabd54"/>
    </style:style>
    <style:style style:name="T435" style:family="text">
      <style:text-properties officeooo:rsid="01cd633c"/>
    </style:style>
    <style:style style:name="T436" style:family="text">
      <style:text-properties officeooo:rsid="01cf3338"/>
    </style:style>
    <style:style style:name="T437" style:family="text">
      <style:text-properties officeooo:rsid="01d10919"/>
    </style:style>
    <style:style style:name="T438" style:family="text">
      <style:text-properties officeooo:rsid="01d12a22"/>
    </style:style>
    <style:style style:name="T439" style:family="text">
      <style:text-properties officeooo:rsid="01d57f74"/>
    </style:style>
    <style:style style:name="T440" style:family="text">
      <style:text-properties officeooo:rsid="00186d94"/>
    </style:style>
    <style:style style:name="T441" style:family="text">
      <style:text-properties officeooo:rsid="01d6f022"/>
    </style:style>
    <style:style style:name="T442" style:family="text">
      <style:text-properties officeooo:rsid="01d74d94"/>
    </style:style>
    <style:style style:name="T443" style:family="text">
      <style:text-properties officeooo:rsid="01d872c1"/>
    </style:style>
    <style:style style:name="T444" style:family="text">
      <style:text-properties officeooo:rsid="01db2a5a"/>
    </style:style>
    <style:style style:name="T445" style:family="text">
      <style:text-properties officeooo:rsid="01dcca8e"/>
    </style:style>
    <style:style style:name="T446" style:family="text">
      <style:text-properties officeooo:rsid="01ddede6"/>
    </style:style>
    <style:style style:name="T447" style:family="text">
      <style:text-properties officeooo:rsid="01df48ea"/>
    </style:style>
    <style:style style:name="T448" style:family="text">
      <style:text-properties officeooo:rsid="01df5165"/>
    </style:style>
    <style:style style:name="T449" style:family="text">
      <style:text-properties officeooo:rsid="01e09c0a"/>
    </style:style>
    <style:style style:name="T450" style:family="text">
      <style:text-properties officeooo:rsid="01e1cfa6"/>
    </style:style>
    <style:style style:name="T451" style:family="text">
      <style:text-properties officeooo:rsid="01e2f27f"/>
    </style:style>
    <style:style style:name="T452" style:family="text">
      <style:text-properties officeooo:rsid="01e33b08"/>
    </style:style>
    <style:style style:name="T453" style:family="text">
      <style:text-properties officeooo:rsid="01e3b64e"/>
    </style:style>
    <style:style style:name="T454" style:family="text">
      <style:text-properties officeooo:rsid="01e592e9"/>
    </style:style>
    <style:style style:name="T455" style:family="text">
      <style:text-properties officeooo:rsid="01ec932a"/>
    </style:style>
    <style:style style:name="T456" style:family="text">
      <style:text-properties officeooo:rsid="01edb801"/>
    </style:style>
    <style:style style:name="T457" style:family="text">
      <style:text-properties officeooo:rsid="01eeff81"/>
    </style:style>
    <style:style style:name="T458" style:family="text">
      <style:text-properties officeooo:rsid="01f14e9f"/>
    </style:style>
    <style:style style:name="T459" style:family="text">
      <style:text-properties officeooo:rsid="01f4ee24"/>
    </style:style>
    <style:style style:name="T460" style:family="text">
      <style:text-properties officeooo:rsid="01f6138c"/>
    </style:style>
    <style:style style:name="T461" style:family="text">
      <style:text-properties officeooo:rsid="01f698a6"/>
    </style:style>
    <style:style style:name="T462" style:family="text">
      <style:text-properties officeooo:rsid="01f7156c"/>
    </style:style>
    <style:style style:name="T463" style:family="text">
      <style:text-properties officeooo:rsid="01f8563d"/>
    </style:style>
    <style:style style:name="T464" style:family="text">
      <style:text-properties officeooo:rsid="01fa0caf"/>
    </style:style>
    <style:style style:name="T465" style:family="text">
      <style:text-properties officeooo:rsid="01fa7f1a"/>
    </style:style>
    <style:style style:name="T466" style:family="text">
      <style:text-properties officeooo:rsid="01facb9c"/>
    </style:style>
    <style:style style:name="T467" style:family="text">
      <style:text-properties officeooo:rsid="01fe1025"/>
    </style:style>
    <style:style style:name="T468" style:family="text">
      <style:text-properties officeooo:rsid="01ffdc73"/>
    </style:style>
    <style:style style:name="T469" style:family="text">
      <style:text-properties officeooo:rsid="02014500"/>
    </style:style>
    <style:style style:name="T470" style:family="text">
      <style:text-properties officeooo:rsid="02027187"/>
    </style:style>
    <style:style style:name="T471" style:family="text">
      <style:text-properties officeooo:rsid="0203ce31"/>
    </style:style>
    <style:style style:name="T472" style:family="text">
      <style:text-properties officeooo:rsid="0204b341"/>
    </style:style>
    <style:style style:name="T473" style:family="text">
      <style:text-properties officeooo:rsid="0205df0c"/>
    </style:style>
    <style:style style:name="T474" style:family="text">
      <style:text-properties officeooo:rsid="02079f11"/>
    </style:style>
    <style:style style:name="T475" style:family="text">
      <style:text-properties officeooo:rsid="02095016"/>
    </style:style>
    <style:style style:name="T476" style:family="text">
      <style:text-properties officeooo:rsid="0209d294"/>
    </style:style>
    <style:style style:name="T477" style:family="text">
      <style:text-properties officeooo:rsid="020aab03"/>
    </style:style>
    <style:style style:name="T478" style:family="text">
      <style:text-properties officeooo:rsid="020b1e32"/>
    </style:style>
    <style:style style:name="T479" style:family="text">
      <style:text-properties officeooo:rsid="020c608b"/>
    </style:style>
    <style:style style:name="T480" style:family="text">
      <style:text-properties officeooo:rsid="020d0f7f"/>
    </style:style>
    <style:style style:name="T481" style:family="text">
      <style:text-properties officeooo:rsid="020d8c5f"/>
    </style:style>
    <style:style style:name="T482" style:family="text">
      <style:text-properties officeooo:rsid="020e60c8"/>
    </style:style>
    <style:style style:name="T483" style:family="text">
      <style:text-properties officeooo:rsid="020febbd"/>
    </style:style>
    <style:style style:name="T484" style:family="text">
      <style:text-properties officeooo:rsid="0211cdbb"/>
    </style:style>
    <style:style style:name="T485" style:family="text">
      <style:text-properties officeooo:rsid="02136b6f"/>
    </style:style>
    <style:style style:name="T486" style:family="text">
      <style:text-properties officeooo:rsid="0214ec51"/>
    </style:style>
    <style:style style:name="T487" style:family="text">
      <style:text-properties officeooo:rsid="021519b7"/>
    </style:style>
    <style:style style:name="T488" style:family="text">
      <style:text-properties officeooo:rsid="0216a27f"/>
    </style:style>
    <style:style style:name="T489" style:family="text">
      <style:text-properties officeooo:rsid="02177c0a"/>
    </style:style>
    <style:style style:name="T490" style:family="text">
      <style:text-properties officeooo:rsid="0218db53"/>
    </style:style>
    <style:style style:name="T491" style:family="text">
      <style:text-properties officeooo:rsid="02191a8c"/>
    </style:style>
    <style:style style:name="T492" style:family="text">
      <style:text-properties officeooo:rsid="0219440d"/>
    </style:style>
    <style:style style:name="T493" style:family="text">
      <style:text-properties officeooo:rsid="0219edbd"/>
    </style:style>
    <style:style style:name="T494" style:family="text">
      <style:text-properties officeooo:rsid="021b4a43"/>
    </style:style>
    <style:style style:name="T495" style:family="text">
      <style:text-properties officeooo:rsid="021b6fe8"/>
    </style:style>
    <style:style style:name="T496" style:family="text">
      <style:text-properties officeooo:rsid="021bdb6f"/>
    </style:style>
    <style:style style:name="T497" style:family="text">
      <style:text-properties officeooo:rsid="021d9fb8"/>
    </style:style>
    <style:style style:name="T498" style:family="text">
      <style:text-properties officeooo:rsid="021f3afa"/>
    </style:style>
    <style:style style:name="T499" style:family="text">
      <style:text-properties officeooo:rsid="02209e5a"/>
    </style:style>
    <style:style style:name="T500" style:family="text">
      <style:text-properties officeooo:rsid="02219c7a"/>
    </style:style>
    <style:style style:name="T501" style:family="text">
      <style:text-properties officeooo:rsid="0222b927"/>
    </style:style>
    <style:style style:name="T502" style:family="text">
      <style:text-properties officeooo:rsid="022426d7"/>
    </style:style>
    <style:style style:name="T503" style:family="text">
      <style:text-properties officeooo:rsid="0226554c"/>
    </style:style>
    <style:style style:name="T504" style:family="text">
      <style:text-properties officeooo:rsid="0229f6bf"/>
    </style:style>
    <style:style style:name="T505" style:family="text">
      <style:text-properties officeooo:rsid="022a8ebe"/>
    </style:style>
    <style:style style:name="T506" style:family="text">
      <style:text-properties officeooo:rsid="022b339e"/>
    </style:style>
    <style:style style:name="T507" style:family="text">
      <style:text-properties officeooo:rsid="022c9d07"/>
    </style:style>
    <style:style style:name="T508" style:family="text">
      <style:text-properties officeooo:rsid="022ccc93"/>
    </style:style>
    <style:style style:name="T509" style:family="text">
      <style:text-properties officeooo:rsid="022e9828"/>
    </style:style>
    <style:style style:name="T510" style:family="text">
      <style:text-properties officeooo:rsid="022fa342"/>
    </style:style>
    <style:style style:name="T511" style:family="text">
      <style:text-properties officeooo:rsid="0230ac3b"/>
    </style:style>
    <style:style style:name="T512" style:family="text">
      <style:text-properties officeooo:rsid="02318fea"/>
    </style:style>
    <style:style style:name="T513" style:family="text">
      <style:text-properties officeooo:rsid="0232bcc7"/>
    </style:style>
    <style:style style:name="T514" style:family="text">
      <style:text-properties officeooo:rsid="02338a46"/>
    </style:style>
    <style:style style:name="T515" style:family="text">
      <style:text-properties officeooo:rsid="0234e7fd"/>
    </style:style>
    <style:style style:name="T516" style:family="text">
      <style:text-properties officeooo:rsid="02370867"/>
    </style:style>
    <style:style style:name="T517" style:family="text">
      <style:text-properties officeooo:rsid="0237c7a1"/>
    </style:style>
    <style:style style:name="T518" style:family="text">
      <style:text-properties officeooo:rsid="02388cb4"/>
    </style:style>
    <style:style style:name="T519" style:family="text">
      <style:text-properties officeooo:rsid="023a7aa7"/>
    </style:style>
    <style:style style:name="T520" style:family="text">
      <style:text-properties officeooo:rsid="023b901b"/>
    </style:style>
    <style:style style:name="T521" style:family="text">
      <style:text-properties officeooo:rsid="023c18be"/>
    </style:style>
    <style:style style:name="T522" style:family="text">
      <style:text-properties officeooo:rsid="023e1241"/>
    </style:style>
    <style:style style:name="T523" style:family="text">
      <style:text-properties officeooo:rsid="023f8853"/>
    </style:style>
    <style:style style:name="T524" style:family="text">
      <style:text-properties officeooo:rsid="02400ccf"/>
    </style:style>
    <style:style style:name="T525" style:family="text">
      <style:text-properties officeooo:rsid="024068ff"/>
    </style:style>
    <style:style style:name="T526" style:family="text">
      <style:text-properties officeooo:rsid="0241d479"/>
    </style:style>
    <style:style style:name="T527" style:family="text">
      <style:text-properties officeooo:rsid="0242b9b3"/>
    </style:style>
    <style:style style:name="T528" style:family="text">
      <style:text-properties officeooo:rsid="02436996"/>
    </style:style>
    <style:style style:name="T529" style:family="text">
      <style:text-properties officeooo:rsid="024657c0"/>
    </style:style>
    <style:style style:name="T530" style:family="text">
      <style:text-properties officeooo:rsid="0246b26c"/>
    </style:style>
    <style:style style:name="T531" style:family="text">
      <style:text-properties officeooo:rsid="024743f4"/>
    </style:style>
    <style:style style:name="T532" style:family="text">
      <style:text-properties officeooo:rsid="024786cd"/>
    </style:style>
    <style:style style:name="T533" style:family="text">
      <style:text-properties officeooo:rsid="024cc879"/>
    </style:style>
    <style:style style:name="T534" style:family="text">
      <style:text-properties officeooo:rsid="024dd027"/>
    </style:style>
    <style:style style:name="T535" style:family="text">
      <style:text-properties officeooo:rsid="024f4667"/>
    </style:style>
    <style:style style:name="T536" style:family="text">
      <style:text-properties officeooo:rsid="0250de90"/>
    </style:style>
    <style:style style:name="T537" style:family="text">
      <style:text-properties officeooo:rsid="0251b5b1"/>
    </style:style>
    <style:style style:name="T538" style:family="text">
      <style:text-properties officeooo:rsid="0254411f"/>
    </style:style>
    <style:style style:name="T539" style:family="text">
      <style:text-properties officeooo:rsid="0255036a"/>
    </style:style>
    <style:style style:name="T540" style:family="text">
      <style:text-properties officeooo:rsid="02551b23"/>
    </style:style>
    <style:style style:name="T541" style:family="text">
      <style:text-properties officeooo:rsid="0255ef8f"/>
    </style:style>
    <style:style style:name="T542" style:family="text">
      <style:text-properties officeooo:rsid="025906ce"/>
    </style:style>
    <style:style style:name="T543" style:family="text">
      <style:text-properties officeooo:rsid="0259e2b0"/>
    </style:style>
    <style:style style:name="T544" style:family="text">
      <style:text-properties officeooo:rsid="025ad0db"/>
    </style:style>
    <style:style style:name="T545" style:family="text">
      <style:text-properties officeooo:rsid="02637642"/>
    </style:style>
    <style:style style:name="T546" style:family="text">
      <style:text-properties officeooo:rsid="0263dc16"/>
    </style:style>
    <style:style style:name="T547" style:family="text">
      <style:text-properties officeooo:rsid="0265118c"/>
    </style:style>
    <style:style style:name="T548" style:family="text">
      <style:text-properties officeooo:rsid="02666700"/>
    </style:style>
    <style:style style:name="T549" style:family="text">
      <style:text-properties officeooo:rsid="0268155c"/>
    </style:style>
    <style:style style:name="T550" style:family="text">
      <style:text-properties officeooo:rsid="0269d1e5"/>
    </style:style>
    <style:style style:name="T551" style:family="text">
      <style:text-properties officeooo:rsid="026ab785"/>
    </style:style>
    <style:style style:name="T552" style:family="text">
      <style:text-properties officeooo:rsid="026c70ea"/>
    </style:style>
    <style:style style:name="T553" style:family="text">
      <style:text-properties officeooo:rsid="026e549d"/>
    </style:style>
    <style:style style:name="T554" style:family="text">
      <style:text-properties officeooo:rsid="027b881c"/>
    </style:style>
    <style:style style:name="T555" style:family="text">
      <style:text-properties officeooo:rsid="027dd742"/>
    </style:style>
    <style:style style:name="T556" style:family="text">
      <style:text-properties officeooo:rsid="027e72f4"/>
    </style:style>
    <style:style style:name="T557" style:family="text">
      <style:text-properties officeooo:rsid="02802227"/>
    </style:style>
    <style:style style:name="T558" style:family="text">
      <style:text-properties officeooo:rsid="0282043e"/>
    </style:style>
    <style:style style:name="T559" style:family="text">
      <style:text-properties officeooo:rsid="02838b40"/>
    </style:style>
    <style:style style:name="T560" style:family="text">
      <style:text-properties officeooo:rsid="028f342b"/>
    </style:style>
    <style:style style:name="T561" style:family="text">
      <style:text-properties officeooo:rsid="028f9184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77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1"><text:a xlink:type="simple" xlink:href="#__RefHeading__256_1588513907" text:style-name="Index_20_Link" text:visited-style-name="Index_20_Link">Tartalom<text:tab/>2</text:a></text:p>
          <text:p text:style-name="P80"><text:a xlink:type="simple" xlink:href="#__RefHeading__1822_276372136" text:style-name="Index_20_Link" text:visited-style-name="Index_20_Link">1. Bevezető<text:tab/>4</text:a></text:p>
          <text:p text:style-name="P81"><text:a xlink:type="simple" xlink:href="#__RefHeading__1222_1284229645" text:style-name="Index_20_Link" text:visited-style-name="Index_20_Link">1.1. Motiváció<text:tab/>4</text:a></text:p>
          <text:p text:style-name="P82"><text:a xlink:type="simple" xlink:href="#__RefHeading__258_1588513907" text:style-name="Index_20_Link" text:visited-style-name="Index_20_Link">1.1.1. Webfejlesztés menete, mai módszertanok<text:tab/>4</text:a></text:p>
          <text:p text:style-name="P82"><text:a xlink:type="simple" xlink:href="#__RefHeading__260_1588513907" text:style-name="Index_20_Link" text:visited-style-name="Index_20_Link">1.1.2. Webfejlesztési trendek<text:tab/>5</text:a></text:p>
          <text:p text:style-name="P82"><text:a xlink:type="simple" xlink:href="#__RefHeading__316_1588513907" text:style-name="Index_20_Link" text:visited-style-name="Index_20_Link">1.1.3. Contour Framework létjogosultsága<text:tab/>5</text:a></text:p>
          <text:p text:style-name="P80"><text:a xlink:type="simple" xlink:href="#__RefHeading__1830_276372136" text:style-name="Index_20_Link" text:visited-style-name="Index_20_Link">2. Felhasználói dokumentáció<text:tab/>5</text:a></text:p>
          <text:p text:style-name="P81"><text:a xlink:type="simple" xlink:href="#__RefHeading__262_1588513907" text:style-name="Index_20_Link" text:visited-style-name="Index_20_Link">2.1. Alkalmazási területek<text:tab/>6</text:a></text:p>
          <text:p text:style-name="P81"><text:a xlink:type="simple" xlink:href="#__RefHeading__1832_276372136" text:style-name="Index_20_Link" text:visited-style-name="Index_20_Link">2.2. Rendszerkövetelmények<text:tab/>6</text:a></text:p>
          <text:p text:style-name="P81"><text:a xlink:type="simple" xlink:href="#__RefHeading__1834_276372136" text:style-name="Index_20_Link" text:visited-style-name="Index_20_Link">2.3. Demonstrációs alkalmazás telepítése<text:tab/>6</text:a></text:p>
          <text:p text:style-name="P81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82"><text:a xlink:type="simple" xlink:href="#__RefHeading__7992_1588513907" text:style-name="Index_20_Link" text:visited-style-name="Index_20_Link">2.4.1. A lapbetöltés folyamatai<text:tab/>8</text:a></text:p>
          <text:p text:style-name="P82"><text:a xlink:type="simple" xlink:href="#__RefHeading__1224_1284229645" text:style-name="Index_20_Link" text:visited-style-name="Index_20_Link">2.4.2. Alkalmazás funkcionalitása<text:tab/>10</text:a></text:p>
          <text:p text:style-name="P82"><text:a xlink:type="simple" xlink:href="#__RefHeading__7994_1588513907" text:style-name="Index_20_Link" text:visited-style-name="Index_20_Link">2.4.3. Megvalósítás a keretrendszer segítségével<text:tab/>12</text:a></text:p>
          <text:p text:style-name="P82"><text:a xlink:type="simple" xlink:href="#__RefHeading__1685_822235083" text:style-name="Index_20_Link" text:visited-style-name="Index_20_Link">2.4.4. Alkalmazás továbbfejlesztési lehetőségei<text:tab/>17</text:a></text:p>
          <text:p text:style-name="P80"><text:a xlink:type="simple" xlink:href="#__RefHeading__266_1588513907" text:style-name="Index_20_Link" text:visited-style-name="Index_20_Link">3. Fejlesztői dokumentáció<text:tab/>17</text:a></text:p>
          <text:p text:style-name="P81"><text:a xlink:type="simple" xlink:href="#__RefHeading__318_1588513907" text:style-name="Index_20_Link" text:visited-style-name="Index_20_Link">3.1. Vízió a kapcsolódó technológiák tükrében<text:tab/>17</text:a></text:p>
          <text:p text:style-name="P81"><text:a xlink:type="simple" xlink:href="#__RefHeading__7996_1588513907" text:style-name="Index_20_Link" text:visited-style-name="Index_20_Link">3.2. Tervezés és megvalósítás<text:tab/>19</text:a></text:p>
          <text:p text:style-name="P82"><text:a xlink:type="simple" xlink:href="#__RefHeading__7998_1588513907" text:style-name="Index_20_Link" text:visited-style-name="Index_20_Link">3.2.1. Modulrendszer felépítése<text:tab/>19</text:a></text:p>
          <text:p text:style-name="P82"><text:a xlink:type="simple" xlink:href="#__RefHeading__8000_1588513907" text:style-name="Index_20_Link" text:visited-style-name="Index_20_Link">3.2.2. API felépítés<text:tab/>19</text:a></text:p>
          <text:p text:style-name="P81"><text:a xlink:type="simple" xlink:href="#__RefHeading__8002_1588513907" text:style-name="Index_20_Link" text:visited-style-name="Index_20_Link">3.3. Modulok ismertetése<text:tab/>19</text:a></text:p>
          <text:p text:style-name="P82"><text:a xlink:type="simple" xlink:href="#__RefHeading__8004_1588513907" text:style-name="Index_20_Link" text:visited-style-name="Index_20_Link">3.3.1. Alapstruktúra felépítése<text:tab/>19</text:a></text:p>
          <text:p text:style-name="P82"><text:a xlink:type="simple" xlink:href="#__RefHeading__8006_1588513907" text:style-name="Index_20_Link" text:visited-style-name="Index_20_Link">3.3.2. Kommunikációs csomagok<text:tab/>20</text:a></text:p>
          <text:p text:style-name="P82"><text:soft-page-break/><text:a xlink:type="simple" xlink:href="#__RefHeading__8008_1588513907" text:style-name="Index_20_Link" text:visited-style-name="Index_20_Link">3.3.3. Logikai csomagok<text:tab/>20</text:a></text:p>
          <text:p text:style-name="P81"><text:a xlink:type="simple" xlink:href="#__RefHeading__1687_822235083" text:style-name="Index_20_Link" text:visited-style-name="Index_20_Link">3.4. Fejlesztéshez használt technológiák, módszerek<text:tab/>20</text:a></text:p>
          <text:p text:style-name="P81"><text:a xlink:type="simple" xlink:href="#__RefHeading__8010_1588513907" text:style-name="Index_20_Link" text:visited-style-name="Index_20_Link">3.5. További fejlesztési lehetőségek<text:tab/>20</text:a></text:p>
          <text:p text:style-name="P80"><text:a xlink:type="simple" xlink:href="#__RefHeading__2182_862147461" text:style-name="Index_20_Link" text:visited-style-name="Index_20_Link">4. Tesztelés<text:tab/>20</text:a></text:p>
          <text:p text:style-name="P80"><text:a xlink:type="simple" xlink:href="#__RefHeading__1892_276372136" text:style-name="Index_20_Link" text:visited-style-name="Index_20_Link">5. Irodalomjegyzék<text:tab/>20</text:a></text:p>
        </text:index-body>
      </text:table-of-content>
      <text:h text:style-name="Heading_20_1" text:outline-level="1"/>
      <text:h text:style-name="P77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23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524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4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3"><text:span text:style-name="T20">A legtöbb fejlesztő számára viszont </text:span><text:span text:style-name="T525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13" text:outline-level="3"><text:bookmark-start text:name="__RefHeading__258_1588513907"/>1.1.1. Webfejlesztés menete, mai módszertanok<text:bookmark-end text:name="__RefHeading__258_1588513907"/></text:h>
      <text:p text:style-name="P24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305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433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526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</text:span><text:soft-page-break/><text:span text:style-name="T29">munkamenetben</text:span><text:span text:style-name="T27"> </text:span><text:span text:style-name="T29">mindig a szerver állítja elő a HTML kódot, mely nagyon sok műveletet jelent karakterláncokkal. </text:span><text:span text:style-name="T527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08" text:outline-level="3"><text:bookmark-start text:name="__RefHeading__260_1588513907"/>1.1.2. Webfejlesztés<text:span text:style-name="T22">i trendek</text:span><text:bookmark-end text:name="__RefHeading__260_1588513907"/></text:h>
      <text:p text:style-name="P29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 már jó néhány alkalmazás logika bonyolítását végzi a böngésző, </text:span><text:span text:style-name="T35">de nem szűnik meg teljesen a szerver által előállított HTML kód. </text:span><text:span text:style-name="T306">Mára a cloud, azaz felhő rendszerek használata is egyre elterjedtebb, melynek segítségével a felhasználónak nem kell lokálisan tárolnia állományait, hanem egy távoli helyen, biztonságban tudhatja azokat. Ezen felbuzd</text:span><text:span text:style-name="T528">u</text:span><text:span text:style-name="T306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09" text:outline-level="3"><text:bookmark-start text:name="__RefHeading__316_1588513907"/>1.1.3. Contour Framework létjogosultsága<text:bookmark-end text:name="__RefHeading__316_1588513907"/></text:h>
      <text:p text:style-name="Standard">// <text:span text:style-name="T354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7">Szakdolgozatom tárgya és terméke egy fejlesztői keretrendszer, így a felhasználói dokumentáció is csak fejlesztőknek szól<text:span text:style-name="T307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5"><text:span text:style-name="T40">A Contour Framework azoknak a szoftvereknek a fejlesztését segíti, melyek komplexitásukban, szolgáltatásaikban asztali alkalmazásokhoz közelítenek. </text:span><text:span text:style-name="T308">Ott alkalmazható igazán, a</text:span><text:span text:style-name="T40">hol nem a lapbetöltés sebességének növelése a cél, hanem inkább a kód karbantarthatósága, a fejlesztési és tesztelési idő minimalizálása. </text:span><text:span text:style-name="T308">Azoknál az </text:span><text:span text:style-name="T309">szoftvereknél</text:span><text:span text:style-name="T308">, ahol </text:span><text:span text:style-name="T309">az </text:span><text:span text:style-name="T308">üzleti érték</text:span><text:span text:style-name="T529">ű</text:span><text:span text:style-name="T308">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310">valamint a fentebb említett felhő alapú alkalmazások. </text:span><text:span text:style-name="T530">Itt jegyezném </text:span><text:span text:style-name="T319">meg, hogy a szoftver MIT licensszel rendelkezik, így szabadon felhasználható.</text:span></text:p>
      <text:h text:style-name="P7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6"><text:span text:style-name="T42">Mint ahogy</text:span><text:span text:style-name="T531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311">gyorsítótár technológiái </text:span><text:span text:style-name="T44">maitt. Ezek mellett a MongoDB adatbázis</text:span><text:span text:style-name="T312">szerver </text:span><text:span text:style-name="T313">is </text:span><text:span text:style-name="T44">szükséges lesz a demonstrációs alkalmazáshoz. </text:span><text:span text:style-name="T314">A noSQL technológiák is egyre elterjedtebbek azokon a területeken, ahol a rendelkezésreállás fontosabb, mint a konzisztencia. Éppen ezért a </text:span><text:span text:style-name="T44">későbbiekben a </text:span><text:span text:style-name="T315">keretrendszer </text:span><text:span text:style-name="T44">munkamenet</text:span><text:span text:style-name="T315">-</text:span><text:span text:style-name="T44">kezelés</text:span><text:span text:style-name="T315">e</text:span><text:span text:style-name="T44"> is valamilyen hasonló noSQL adatbázisra építkezik maj</text:span><text:span text:style-name="T315">d</text:span><text:span text:style-name="T314">. </text:span><text:span text:style-name="T316">Így egyszerű struktúrában villámgyorsan lekérdezhetőek lesznek a felhasználók munkamenetei.</text:span></text:p>
      <text:p text:style-name="P26"><text:span text:style-name="T44">// </text:span><text:span text:style-name="T45">TODO link az nginx gyorsaság alátámasztására</text:span></text:p>
      <text:h text:style-name="P78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1206223273581843624" text:style-name="L1">
        <text:list-item>
          <text:p text:style-name="P91">Mindenek előtt rendelkeznünk kell egy Nginx szerverrel. A telepítésről bővebb információk: // TODO wiki.nginx.com vmi install</text:p>
        </text:list-item>
        <text:list-item>
          <text:p text:style-name="P85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84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86"><text:span text:style-name="T49">Továbbá szükséges lesz a MongoDB </text:span><text:span text:style-name="T50">adatbázis szerver telepítése, </text:span><text:span text:style-name="T343">és indítása.</text:span><text:span text:style-name="T50"> </text:span><text:span text:style-name="T51">// TODO: mongoDB install link</text:span></text:p>
        </text:list-item>
        <text:list-item>
          <text:p text:style-name="P87"><text:span text:style-name="T52">Ezután következhet a példa alkalmazás letöltése a git repository-kból. A frontend alkalmazás </text:span><text:span text:style-name="T532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94">A konfigurációs állomány egy külön repository-ban helyezkedik el, mivel mind két alkalmazás ugyanezt használja - </text:span><text:span text:style-name="T108">ezáltal</text:span><text:span text:style-name="T94"> „ismerik” egymást. Célszerű volt ezek submodule-jaként felvenni a konfigurációs repository-t. Ebből következik, hogy a repository-k klónozásakor kezdeményezni kell a submodule-ok rekurzív lekérését. </text:span><text:span text:style-name="T95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88"><text:span text:style-name="T317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93"> paranccsal indíthatjuk el. </text:span><text:span text:style-name="T280">A k</text:span><text:span text:style-name="T107">ét alkalmazásnak különböző függőségei is vannak</text:span><text:span text:style-name="T93">, így mind a két helyen ki kell adnunk ezt a parancsot.</text:span></text:p>
        </text:list-item>
        <text:list-item>
          <text:p text:style-name="P89"><text:span text:style-name="T54">Indításuk pedig a </text:span><text:span text:style-name="T55">node start-frontend.js </text:span><text:span text:style-name="T89">és a </text:span><text:span text:style-name="T55">node start-api.js</text:span><text:span text:style-name="T89"> parancsokkal történik.</text:span></text:p>
          <text:p text:style-name="P90"><text:span text:style-name="T90">Ha minden sikeresen lezajlott, akkor </text:span><text:span text:style-name="T91">a következő képernyő tárul elénk, </text:span><text:span text:style-name="T92">melyen a betöltött modulok jelennek meg.</text:span></text:p>
          <text:p text:style-name="P92">// TODO képernyőkép </text:p>
        </text:list-item>
      </text:list>
      <text:h text:style-name="P79" text:outline-level="2"><text:bookmark-start text:name="__RefHeading__7990_1588513907"/><text:soft-page-break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28"><text:span text:style-name="T318">Ha sikeresen elindult a demonstrációs alkalmazás, akkor a „</text:span><text:a xlink:type="simple" xlink:href="http://localhost/"><text:span text:style-name="T318">http://localhost</text:span></text:a><text:span text:style-name="T318">”-ot begépelve a böngésző URL sorába a következő képernyő jelenik meg.</text:span></text:p>
      <text:p text:style-name="P35">// TODO képernyőkép</text:p>
      <text:h text:style-name="P103" text:outline-level="3"><text:bookmark-start text:name="__RefHeading__7992_1588513907"/><text:span text:style-name="T13">2.4.1. </text:span><text:span text:style-name="T320">A lapbetöltés folyamatai</text:span><text:bookmark-end text:name="__RefHeading__7992_1588513907"/></text:h>
      <text:p text:style-name="P30"><text:span text:style-name="T320">// </text:span><text:span text:style-name="T321">TODO </text:span><text:a xlink:type="simple" xlink:href="http://fejlodesutjan.hu/contour/flowchart.png"><text:span text:style-name="T321">http://fejlodesutjan.hu/contour/flowchart.png</text:span></text:a></text:p>
      <text:p text:style-name="P36">A fenti ábrán jól látszik(// TODO ábraszám), hogy a lapbetöltés valamelyest eltér a megszokottól. A bevett szokás szerint a böngésző egy hoszttól URI-k alapján szinkron hívást indít, melynek a végeredménye egy HTML kód, <text:span text:style-name="T336">mely linkek formájában tartalmazza a különböző URI-kat</text:span>. Ezzel persze jöhetnek még továbbá JavaScript kódok is, melyek aszinkron hivásokat is indíthatnak. A Contour Frameworkben viszont a lapbetöltés már az alkalmazás részének számít, így a<text:span text:style-name="T533">z alábbi módon</text:span> alakul.</text:p>
      <text:list xml:id="list1169266127073040492" text:style-name="WWNum12">
        <text:list-header>
          <text:h text:style-name="P114" text:outline-level="4">Szinkron hívások</text:h>
        </text:list-header>
      </text:list>
      <text:p text:style-name="P30"><text:span text:style-name="T321">Sajnos a böngésző, csak úgy képes felépíteni egy HTML oldalt, ha </text:span><text:span text:style-name="T322">a szinkron kérésére,</text:span><text:span text:style-name="T321"> a szerver válasza is HTML formátumú. Így megkerülhetetlen, hogy legalább egy szinkronhívást kezdeményezzen a kliens, mely esetünkben a „/” jelenti. </text:span><text:span text:style-name="T322">Ekkor a következő választ adja a szerver.</text:span></text:p>
      <text:p text:style-name="P30"><text:span text:style-name="T322">// </text:span><text:span text:style-name="T323">TODO html válasz bemásolása</text:span></text:p>
      <text:p text:style-name="P31"><text:span text:style-name="T323">Ez egy jól áttekinthető, minimális hosszúságú kód, mely két JavaScript forrást kér, a keretrendszer és az alkalmazás kódját. </text:span><text:span text:style-name="T324">Ezek további két szinkronhívást jelentenek, melyeket csak a szeparáltság kedvéért válogattam szét. </text:span><text:span text:style-name="T326">Természetesen szerepelhetnének a kódba ágyazva is.</text:span></text:p>
      <text:list xml:id="list438200185" text:continue-numbering="true" text:style-name="WWNum12">
        <text:list-header>
          <text:h text:style-name="P115" text:outline-level="4"><text:span text:style-name="T325">Kliensoldali kódok generálása, </text:span><text:span text:style-name="T327">küldése</text:span></text:h>
        </text:list-header>
      </text:list>
      <text:p text:style-name="P32"><text:span text:style-name="T328">A rendszer ezen a ponton viselkedik teljesen különböző módon, mint eddigi társai. </text:span><text:span text:style-name="T329">Az </text:span><text:span text:style-name="T330">jólbevált</text:span><text:span text:style-name="T329"> módszertanok a JavaScript forrásokat statikus, előre tömörített tartalmakként k</text:span><text:span text:style-name="T330">ezelték, és küldték ki a kliensekhez</text:span><text:span text:style-name="T329">. </text:span><text:span text:style-name="T331">A Contour Frameworkben viszont ezeket a kódokat a saját forrásaiból állítja elő. Megértéséhez vegyünk egy komplexebb példát.</text:span></text:p>
      <text:p text:style-name="P37">// TODO egy példakód bemásolása</text:p>
      <text:p text:style-name="P33"><text:soft-page-break/><text:span text:style-name="T332">Egy fő szempont volt számomra </text:span><text:span text:style-name="T534">a </text:span><text:span text:style-name="T535">követelmények létrehozásakor</text:span><text:span text:style-name="T332">, hogy minél inkább hasonlítsanak a kódok az osztályalapú tervezéshez. </text:span><text:span text:style-name="T333">Viszont szándékosan nem szeretném az egyes modulokat osztályoknak hívni, mert kilép az osztály korlátai közül, a benne szereplő konstruktor függvény/függvények lehetőségei pedig alulmúlják azokat.</text:span></text:p>
      <text:p text:style-name="P34"><text:span text:style-name="T334">A NodeJS a CommonJS által lefektetett modulrendszerre alapszik. Egy fájlt egy modulnak tekinthetünk, melynek az egyetlen behatolási pontja a </text:span><text:span text:style-name="T57">module.exports</text:span><text:span text:style-name="T96"> alatt található. Létrehoztam egy absztrakt </text:span><text:span text:style-name="T57">Module </text:span><text:span text:style-name="T96">konstruktor függvényt, mely paraménterként egy függvényt vár. Ez nem csak egyszerűen egy függvény, hiszen a később megadott függőségekkel module mintaként indítja azt. </text:span><text:span text:style-name="T97">Ezáltal megoldhatóvá vált, hogy az alkalmazás indításakor az összes fájl betöltődjön, és megkapja azokat a modulokat, melyektől függ. </text:span><text:span text:style-name="T96">Ez jól szeparálttá teszi a kódot, </text:span><text:span text:style-name="T97">és nem kell használni sehol sem a </text:span><text:span text:style-name="T58">require </text:span><text:span text:style-name="T97">parancsot</text:span><text:span text:style-name="T96">. Persze a </text:span><text:span text:style-name="T57">Module</text:span><text:span text:style-name="T96"> </text:span><text:span text:style-name="T97">a paraméterként megkapott modul függvényt nem tudja továbbküldeni a kliensoldalra. Ezért létrehoztam ennek egy gyermek konstruktor függvényét, melyet </text:span><text:span text:style-name="T58">ClientScript-</text:span><text:span text:style-name="T97">nek hívok. Ez már kibővített funkcionalitásaival felkínálja a modult szerver és kliens oldali használatra egyaránt. </text:span></text:p>
      <text:p text:style-name="P38"><text:span text:style-name="T281">A</text:span><text:span text:style-name="T98"> konstruktor függvény bemutatásával kezdeném a </text:span><text:span text:style-name="T99">felépítés jellemzését. </text:span><text:span text:style-name="T100">Ennek a neve esetünkben </text:span><text:span text:style-name="T59">LeftMenuElementWidget</text:span><text:span text:style-name="T100">, </text:span><text:span text:style-name="T109">ahogy az a mintán is látszik//TODO ábrajegyzék kódja</text:span><text:span text:style-name="T100">. </text:span><text:span text:style-name="T110">Fontos megemlíteni, hogy</text:span><text:span text:style-name="T102"> a modul végén ez lesz a visszatérési érték is</text:span><text:span text:style-name="T100"> </text:span><text:span text:style-name="T101">A TODO jelölt pontokon származtatja magát a </text:span><text:span text:style-name="T60">CommonWidget</text:span><text:span text:style-name="T101">-ből</text:span><text:span text:style-name="T102">. </text:span><text:span text:style-name="T103">Lentebb a </text:span><text:span text:style-name="T61">signUp</text:span><text:span text:style-name="T103"> metódusban lehet feliratni a modult, hogy kikerüljön kliens oldalra. </text:span><text:span text:style-name="T110">Ez a metódus </text:span><text:span text:style-name="T103">lehetőséget nyújt a modul </text:span><text:span text:style-name="T111">meta adatainak feltöltésére, valmint manipulálására is</text:span><text:span text:style-name="T103">. A </text:span><text:span text:style-name="T61">name</text:span><text:span text:style-name="T103"> kötelezően </text:span><text:span text:style-name="T105">feltöltendő</text:span><text:span text:style-name="T103"> </text:span><text:span text:style-name="T105">attribútum</text:span><text:span text:style-name="T103">, </text:span><text:span text:style-name="T104">melyben értelemszerűen meg kell adni a modul nevét. </text:span><text:span text:style-name="T105">A </text:span><text:span text:style-name="T63">dep</text:span><text:span text:style-name="T105"> kulcs dependencies-t rövidíti, mely alatt sorakoznak a modul által használni kívánt egyéb modulok. Itt jegyezném meg, hogy a modulokra hivatkozó karakterláncok, mindig pontokkal elválasztva szerepelnek.</text:span><text:span text:style-name="T104"> </text:span><text:span text:style-name="T105">P</text:span><text:span text:style-name="T104">refixként </text:span><text:span text:style-name="T105">az </text:span><text:span text:style-name="T104">elérési </text:span><text:span text:style-name="T105">utat kell megadni, </text:span><text:span text:style-name="T106">és </text:span><text:span text:style-name="T112">a </text:span><text:span text:style-name="T106">modul neve kötelezően megegyezik a fájl nevével,</text:span><text:span text:style-name="T104"> akár csak Java-ban az </text:span><text:span text:style-name="T62">import</text:span><text:span text:style-name="T104"> parancs eseté</text:span><text:span text:style-name="T106">n. </text:span><text:span text:style-name="T112">A </text:span><text:span text:style-name="T64">name</text:span><text:span text:style-name="T112"> attribútumban viszont a gyökér pontot nem kell megadni, hiszen csak ahhoz tartozhat.</text:span></text:p>
      <text:p text:style-name="P34"><text:span text:style-name="T334">// TODO commonjsre bizonyítékként link </text:span><text:span text:style-name="T335">+ lehet, hogy itt a module-ról szóló részt inkább a fejlesztői doksiba kellene tenni.</text:span></text:p>
      <text:list xml:id="list1442751724" text:continue-numbering="true" text:style-name="WWNum12">
        <text:list-header>
          <text:h text:style-name="P116" text:outline-level="4"><text:soft-page-break/>Aszinkron hívások</text:h>
        </text:list-header>
      </text:list>
      <text:p text:style-name="P39"><text:span text:style-name="T337">Miután betöltődött az alkalmazás, már csak aszinkron hivások indulnak a szerver felé, </text:span><text:span text:style-name="T338">méghozzá egyetlen végpontra. </text:span><text:span text:style-name="T339">Ez a végpont csak JSON kéréseket tud fogadni, mert azt megpróbálja </text:span><text:span text:style-name="T65">Request</text:span><text:span text:style-name="T113"> objektummá alakítani, </text:span><text:span text:style-name="T114">ellenkező esetben </text:span><text:span text:style-name="T115">a kérés hibával tér vissza. </text:span><text:span text:style-name="T116">Persze a hívás lebonyolítására készült egy </text:span><text:span text:style-name="T66">RequestHandler</text:span><text:span text:style-name="T116"> nevű modul, mely csak a megfelelő formában tud kommunikálni, elkerülve a hibákat.</text:span></text:p>
      <text:h text:style-name="P104" text:outline-level="3"><text:bookmark-start text:name="__RefHeading__1224_1284229645"/><text:span text:style-name="T13">2.4.</text:span><text:span text:style-name="T320">2</text:span><text:span text:style-name="T13">. </text:span><text:span text:style-name="T14">Alkalmazás funkcionalitása</text:span><text:bookmark-end text:name="__RefHeading__1224_1284229645"/></text:h>
      <text:p text:style-name="P40"><text:span text:style-name="T340">Demonstrációs alkalmazásnak egy adatbázis kezelőt választottam, </text:span><text:span text:style-name="T536">a</text:span><text:span text:style-name="T340">melyet a </text:span><text:span text:style-name="T342">jól ismert </text:span><text:span text:style-name="T67">phpMyAdmin</text:span><text:span text:style-name="T340"> inspirált, így lett a neve „NodeMyMongo”. Azért is </text:span><text:span text:style-name="T537">esett</text:span><text:span text:style-name="T340"> erre a választás, mert a MongoDB adatbázishoz nem találtam NodeJS-ben írt grafikus, webes kezelő szoftvert. </text:span><text:span text:style-name="T538">Mivel</text:span><text:span text:style-name="T341"> a MongoDB funkcionalitásai széleskörűek, így kezdetben csak egy olyan szoftvert </text:span><text:span text:style-name="T342">hoztam létre</text:span><text:span text:style-name="T341">, mely az alapvető, mindennapi adatbázis funkciókat látja el.</text:span></text:p>
      <text:p text:style-name="P40"><text:span text:style-name="T341">// </text:span><text:span text:style-name="T342">TODO Újabb képernyőkép számozással, vagy vmi jelöléssel</text:span></text:p>
      <text:p text:style-name="P55">Jelenleg két fő menüpont érhető el: <text:span text:style-name="T539">a</text:span> „Browse” <text:span text:style-name="T540">a</text:span>melynek lehetőséget kínál az adatbázisok megtekintéséhez, és módosításához, valamint a „Status”, <text:span text:style-name="T541">a</text:span>mely megjeleníti <text:span text:style-name="T358">00</text:span>az adatbázis szerver aktuális állapotát.</text:p>
      <text:list xml:id="list606106344" text:continue-numbering="true" text:style-name="WWNum12">
        <text:list-header>
          <text:h text:style-name="P118" text:outline-level="4">Adatbázis műveletek</text:h>
        </text:list-header>
      </text:list>
      <text:p text:style-name="P41"><text:span text:style-name="T117">A baloldali dobozban egy listában szerepelnek a szerveren </text:span><text:span text:style-name="T118">fellelhető</text:span><text:span text:style-name="T117"> adatbázisok. </text:span><text:span text:style-name="T119">Elütő színnel szerep</text:span><text:span text:style-name="T282">e</text:span><text:span text:style-name="T119">lnek a „capped” adatbázisok, ezzel is jelezve, hogy belőlük nem lehet dokumentumokat törölni. </text:span><text:span text:style-name="T120">Egy elemre kattintva betöltődnek az aktuállis kollekciók. </text:span><text:span text:style-name="T121">Az elemek mellett pedig szerepel egy „-” gomb, melyre duplán kattintva törlődik az adatbázis. </text:span><text:span text:style-name="T122">Új adatbázis felviteléhez pedig a lista legelső elemében szerepel egy input mező, mely az adatbázis nevét várja. A mellette látható „+” gombra kattintva létrejön az adatbázis.</text:span></text:p>
      <text:list xml:id="list930872735" text:continue-numbering="true" text:style-name="WWNum12">
        <text:list-header>
          <text:h text:style-name="P117" text:outline-level="4">Kollekció műveletek</text:h>
        </text:list-header>
      </text:list>
      <text:p text:style-name="P42"><text:span text:style-name="T344">Ahogy már fentebb említettem, egy adatbázisra kattintva megjelennek annak kollekciói. </text:span><text:span text:style-name="T346">Egy elemre kattintva betöltőd</text:span><text:span text:style-name="T542">nek</text:span><text:span text:style-name="T346"> a jobb oldalon elhelyezkedő munkaterületre a benne található dokumentumok. </text:span><text:span text:style-name="T345">Minden </text:span><text:span text:style-name="T346">kollekció</text:span><text:span text:style-name="T345"> mellett szerepel egy „-” gomb – akárcsak az adatbázisoknál –, </text:span><text:span text:style-name="T543">a</text:span><text:span text:style-name="T345">melyre </text:span><text:span text:style-name="T543">rá</text:span><text:span text:style-name="T345">kattintva törlődik az aktuális kollekció. </text:span><text:span text:style-name="T347">A lista utolsó eleme pedig egy input mező, mely </text:span><text:span text:style-name="T544">ebben az esetben is </text:span><text:soft-page-break/><text:span text:style-name="T347">hasonlóképp működik, mint az adatbázisoknál, s a „+” gombra kattintva felvételre kerül a megfelelő adatbázis alá az új kollekció.</text:span></text:p>
      <text:list xml:id="list680313665" text:continue-numbering="true" text:style-name="WWNum12">
        <text:list-header>
          <text:h text:style-name="P118" text:outline-level="4">Dokumentum műveletek</text:h>
        </text:list-header>
      </text:list>
      <text:p text:style-name="P44"><text:span text:style-name="T348">A jobboldali munkaterületen az aktuálisan kiválasztott kollekció dokumentuma</text:span><text:span text:style-name="T349">inak listája található</text:span><text:span text:style-name="T348">. </text:span><text:span text:style-name="T349">A </text:span><text:span text:style-name="T358">M</text:span><text:span text:style-name="T349">ongoDB adatbázisban egy dokumentum felvételekor </text:span><text:span text:style-name="T359">automatikusan bekerült az elsődleges kulcs </text:span><text:span text:style-name="T349">az </text:span><text:span text:style-name="T68">_id</text:span><text:span text:style-name="T123"> </text:span><text:span text:style-name="T126">attribútum</text:span><text:span text:style-name="T123"> alá, </text:span><text:span text:style-name="T126">aminek az értéke egy generált hash.</text:span><text:span text:style-name="T123"> </text:span><text:span text:style-name="T127">Ezek kizárólagosan azonosítják az egyes dokumentumokat így a</text:span><text:span text:style-name="T124"> list</text:span><text:span text:style-name="T127">aelemek csukott állapotában</text:span><text:span text:style-name="T124"> csak ezek jelennek meg, majd rájuk kattintva nyílik le egy doboz a tartalmukkal. </text:span><text:span text:style-name="T283">L</text:span><text:span text:style-name="T128">enyitott állapotban a tartalom táblázatba rendezve jelenik meg. </text:span><text:span text:style-name="T129">Az első oszlopban a kulcsok, a másodikban pedig az értékek szereplnek. Ezek mind input mezők, így szerkeszthetőek is, </text:span><text:span text:style-name="T130">kivéve az </text:span><text:span text:style-name="T69">_id</text:span><text:span text:style-name="T130"> attribútum, mert ez a konzisztencia </text:span><text:span text:style-name="T131">fenntartása végett</text:span><text:span text:style-name="T130"> nem módosítható. </text:span><text:span text:style-name="T132">A módosítható elemek mellett viszont szerepel még egy „-” gomb is, </text:span><text:span text:style-name="T284">a</text:span><text:span text:style-name="T132">melyre kattintva eltűnik az adott sor. </text:span><text:span text:style-name="T133">A táblázat utolsó sorában szerepelnek az „Operations”, azaz a dokumentummal kapcsolatos műveletek. </text:span><text:span text:style-name="T134">A következő cellában három gomb látható. Az első egy „+” fel</text:span><text:span text:style-name="T285">i</text:span><text:span text:style-name="T134">ratú, </text:span><text:span text:style-name="T285">a</text:span><text:span text:style-name="T13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35">Az utolsó pedig a „Remove”, azaz a törlés gomb. Erre kattintva rögtön eltűnik az elem a listából. Ez az egyetlen művelet, ami után nem kell mentést indítani.</text:span></text:p>
      <text:p text:style-name="P45"><text:span text:style-name="T124">// </text:span><text:span text:style-name="T125">TODO </text:span><text:span text:style-name="T128">képernyőkép egy dokumentumról, hogy nagyban is látszódjon</text:span><text:span text:style-name="T125">.</text:span></text:p>
      <text:p text:style-name="P43"><text:span text:style-name="T136">A dokumentum lista alatt található egy doboz „Add new document” </text:span><text:span text:style-name="T137">címmel</text:span><text:span text:style-name="T136">. </text:span><text:span text:style-name="T138">Ahogy a felvételkor, itt is táblázatba vannak rendezve a kitölthető inputmezők. </text:span><text:span text:style-name="T139">A „+” gombra kattintva újabb sort ad a táblázatunkhoz, hogy újabb jellemzőket adhassunk meg a dokumentumnak. </text:span><text:span text:style-name="T140">Itt is minden sor végén található egy „-” gomb, mellyel eltűntethetjük az aktuális sort. </text:span><text:span text:style-name="T286">L</text:span><text:span text:style-name="T141">egalább egy sornak </text:span><text:span text:style-name="T287">azonban mindig</text:span><text:span text:style-name="T141"> maradnia kell, így egy sor esetén nem fog törölni. </text:span><text:span text:style-name="T142">A „Save” gomb pedig </text:span><text:span text:style-name="T288">jelen esetben </text:span><text:span text:style-name="T142">is a mentésre szolgál. Sikeres mentés esetén újratöltődik a dokumentum lista, </text:span><text:span text:style-name="T289">a</text:span><text:span text:style-name="T142">melyben már szereplni fog </text:span><text:span text:style-name="T143">a legutóbb felvett elem is.</text:span></text:p>
      <text:p text:style-name="P46"><text:span text:style-name="T124">// </text:span><text:span text:style-name="T125">TODO </text:span><text:span text:style-name="T138">szintén</text:span><text:span text:style-name="T125"> </text:span><text:span text:style-name="T128">képernyőkép egy dokumentum </text:span><text:span text:style-name="T138">saverről</text:span><text:span text:style-name="T128">, hogy nagyban is látszódjon</text:span><text:span text:style-name="T125">.</text:span></text:p>
      <text:list xml:id="list2149792955" text:continue-numbering="true" text:style-name="WWNum12">
        <text:list-header>
          <text:h text:style-name="P119" text:outline-level="4"><text:soft-page-break/>Szerver s<text:span text:style-name="T350">tátusz</text:span></text:h>
        </text:list-header>
      </text:list>
      <text:p text:style-name="P48">A menüsoron a „Status” gombra kattintva jelen<text:span text:style-name="T545">nek</text:span> meg a munkaterületen a szerver aktuális mérőszámai. <text:span text:style-name="T360">Itt csak egy faszerkezetű listába rendezve jelennek meg az adatbázis szerver által szolgáltatott adatok. </text:span><text:span text:style-name="T361">Ha az adatbázis nem elérhető, akkor azt is tudatja velünk.</text:span></text:p>
      <text:p text:style-name="P48"><text:span text:style-name="T361">// </text:span><text:span text:style-name="T362">TODO hogyan tudatja velünk (üzenet)</text:span></text:p>
      <text:p text:style-name="P47"><text:span text:style-name="T350">// </text:span><text:span text:style-name="T351">TODO </text:span><text:span text:style-name="T360">képernyőkép.</text:span></text:p>
      <text:h text:style-name="P105" text:outline-level="3"><text:bookmark-start text:name="__RefHeading__7994_1588513907"/><text:span text:style-name="T14">2.4.</text:span><text:span text:style-name="T320">3</text:span><text:span text:style-name="T14">. Megvalósítás</text:span><text:span text:style-name="T352"> a keretrendszer segítségével</text:span><text:bookmark-end text:name="__RefHeading__7994_1588513907"/></text:h>
      <text:p text:style-name="P56">// <text:span text:style-name="T363">TODO ide kellene vmi bevezető, hogy pl a phpmyadmin hogyan csinálja. </text:span><text:span text:style-name="T376">+ modulrendszerről bevezetőt (Contour prefix jelentése, Service prefix jelentése).</text:span></text:p>
      <text:list xml:id="list1687010972" text:continue-numbering="true" text:style-name="WWNum12">
        <text:list-header>
          <text:h text:style-name="P120" text:outline-level="4"><text:span text:style-name="T353">Frontend </text:span><text:span text:style-name="T397">szolgáltatás</text:span><text:span text:style-name="T353"> –</text:span><text:span text:style-name="T355"> szerver oldal</text:span></text:h>
        </text:list-header>
      </text:list>
      <text:p text:style-name="P58"><text:span text:style-name="T364">Az alkalmazás belépési pontja a „start-frontend.js” </text:span><text:span text:style-name="T367">fájl</text:span><text:span text:style-name="T364">. </text:span><text:span text:style-name="T365">Itt </text:span><text:span text:style-name="T366">elsősorban betöltődik</text:span><text:span text:style-name="T365"> a keretrendszert, majd </text:span><text:span text:style-name="T546">ennek</text:span><text:span text:style-name="T365"> segítségével a</text:span><text:span text:style-name="T366">z aktuális </text:span><text:span text:style-name="T365">szerviz moduljai. </text:span><text:span text:style-name="T370">Itt felhívnám a figyelmet, </text:span><text:span text:style-name="T547">hogy </text:span><text:span text:style-name="T370">a „</text:span><text:span text:style-name="T396">Service.Core.Bootstrap</text:span><text:span text:style-name="T370">” modul abszolút elérés</text:span><text:span text:style-name="T547">sel szerepel a kódban</text:span><text:span text:style-name="T370">. Mivel ezen a ponton még nem ismeretesek a </text:span><text:span text:style-name="T548">függőséget feloldó </text:span><text:span text:style-name="T549">eszközök</text:span><text:span text:style-name="T370">, ezért teljes elérési úttal h</text:span><text:span text:style-name="T550">i</text:span><text:span text:style-name="T370">vatkozik a példányosításkor.</text:span><text:span text:style-name="T365"> </text:span><text:span text:style-name="T368">Utolsó lépésében <text:s/>elindítja a „</text:span><text:span text:style-name="T371">B</text:span><text:span text:style-name="T368">ootstrap”-et, </text:span><text:span text:style-name="T369">átadva neki a</text:span><text:span text:style-name="T368"> szerver</text:span><text:span text:style-name="T369"> </text:span><text:span text:style-name="T368">konfigurációs állomány</text:span><text:span text:style-name="T369">át</text:span><text:span text:style-name="T368">. </text:span><text:span text:style-name="T371">Ez </text:span><text:span text:style-name="T368">a keretrendszer</text:span><text:span text:style-name="T372">t használó alkalmazás</text:span><text:span text:style-name="T371"> </text:span><text:span text:style-name="T368">indítására </text:span><text:span text:style-name="T369">szolgál, tehát ez indítja el HTTP szervert feltöltve azt minden hozzá szükséges modullal.</text:span></text:p>
      <text:p text:style-name="P57"><text:span text:style-name="T373">A demonstrációs alkalmazás a „Contour.Frontend.Http.Server” modult használja <text:s/>a HTTP szerver kezelésére, </text:span><text:span text:style-name="T374">mely egy egyszerű gyerekmodulja a „Contour.Core.Http.AbstractServer”-nek. </text:span><text:span text:style-name="T375">Ennek csupán egy felelőssége van, hogy a paraméterként megadott porton elindítsa magát, valamint a bejövő kéréseket továbbítsa a szintén paraméterként átadott „ResponseHandler”-nek. </text:span><text:span text:style-name="T376">Esetünkben ez a „Contour.Frontend.Http.ResponseHandler”, </text:span><text:span text:style-name="T391">ami a következő - a 2.4.1-es részben már említett három szinkron és egy aszinkron – végpontokat tartja fenn</text:span><text:span text:style-name="T390">:</text:span></text:p>
      <text:list xml:id="list8584975593547412813" text:style-name="L2">
        <text:list-item>
          <text:p text:style-name="P93"><text:span text:style-name="T376">„/” útvonalú </text:span><text:span text:style-name="T376">kérésre visszaküldi a HTML kódot, benne a két JavaScript forrás hivatkoz</text:span><text:span text:style-name="T377">ást.</text:span></text:p>
        </text:list-item>
        <text:list-item>
          <text:p text:style-name="P96">„/contour” útvonalú kéréskor a keretrendszer kód regiszterétől kéri a kliensoldali kódok generálását, hogy <text:span text:style-name="T551">azt</text:span> küldhesse válaszul.</text:p>
        </text:list-item>
        <text:list-item>
          <text:p text:style-name="P96"><text:soft-page-break/>„/app” útvonalú kérés hasonlóképp zajlik, mint az előző, itt viszont az alkalmazás kód regiszterét hívja meg.</text:p>
        </text:list-item>
        <text:list-item>
          <text:p text:style-name="P94"><text:span text:style-name="T377">„/q” útvonalú kérések viszont már </text:span><text:span text:style-name="T379">tartalmaznak</text:span><text:span text:style-name="T378"> </text:span><text:span text:style-name="T203">POST</text:span><text:span text:style-name="T378"> metódussal küldött paramétereket is. Ez az útvonal </text:span><text:span text:style-name="T380">a futó alkalmazás</text:span><text:span text:style-name="T378"> aszinkron hívás</text:span><text:span text:style-name="T380">aira</text:span><text:span text:style-name="T378"> van fenntartva, és a kérés paramétereit a „</text:span><text:span text:style-name="T376">Contour.Frontend.Http.</text:span><text:span text:style-name="T378">Router”-nek adja át további feldolgozásra. </text:span><text:span text:style-name="T381">Ha az „api” kulcs alatt nem a „frontend” érték szerepel, akkor </text:span><text:span text:style-name="T382">proxy-ként viselkedve </text:span><text:span text:style-name="T381">továbbítja a megfelelő apinak a kérést, </text:span><text:span text:style-name="T382">majd annak a válaszát küldi vissza klienshez.</text:span></text:p>
          <text:p text:style-name="P95"><text:span text:style-name="T384">Itt térnék ki a</text:span><text:span text:style-name="T383"> kommunikációs forma szabványosítására. </text:span><text:span text:style-name="T385">A keretrendszer tervezésénél elsődleges szempont volt az API-s felépítés támogatása, így célszerűnek találtam a kommunikáció absztraktálását, a kérések – válaszok formájának megkötését. </text:span><text:span text:style-name="T386">Tehát a kliens ugyanúgy kommunikál a frontend szerverrel, mint a frontend szerver az API</text:span><text:span text:style-name="T387">-</text:span><text:span text:style-name="T386">val</text:span><text:span text:style-name="T387">. Mindez a "Contour.Frontend.Http.RequestHandler" modul segítségével történik, mely ékes példája ugyanazon modul kliens és szerver oldali hasznosítás</text:span><text:span text:style-name="T552">ának</text:span><text:span text:style-name="T387">. </text:span><text:span text:style-name="T388">A kódban jól látszik a kommentelt rész </text:span><text:span text:style-name="T393">a</text:span><text:span text:style-name="T388"> „</text:span><text:span text:style-name="T389">&lt;publish&gt;</text:span><text:span text:style-name="T388">” </text:span><text:span text:style-name="T389">- </text:span><text:span text:style-name="T388">„</text:span><text:span text:style-name="T389">&lt;/publish&gt;</text:span><text:span text:style-name="T388">” </text:span><text:span text:style-name="T389">tokenek között</text:span><text:span text:style-name="T388">, mely - ahogy már fentebb említettem </text:span><text:span text:style-name="T389">-</text:span><text:span text:style-name="T388"> kikerül a kliensoldr</text:span><text:span text:style-name="T392">a</text:span><text:span text:style-name="T388">. </text:span><text:span text:style-name="T389">V</text:span><text:span text:style-name="T388">iszont a „&lt;private&gt;” - „&lt;/private&gt;” token</text:span><text:span text:style-name="T394">ek</text:span><text:span text:style-name="T388"> között lévő kód csak a szerver oldalon elérhető. </text:span><text:span text:style-name="T389">Ebben a két elkülönített részben ugyazaz a metódus van definiálva, csak a két oldal szerint eltérő </text:span><text:span text:style-name="T395">módon</text:span><text:span text:style-name="T389">, hiszen a kliensek az </text:span><text:span text:style-name="T70">XMLHttpRequest</text:span><text:span text:style-name="T144"> típusú objektumokkal képesek aszinkron hívásokat indítani, a NodeJS pedig a </text:span><text:span text:style-name="T70">http.request</text:span><text:span text:style-name="T144"> metódusával biztosítja ugyanezt.</text:span></text:p>
        </text:list-item>
      </text:list>
      <text:list xml:id="list1619365734" text:continue-list="list1687010972" text:style-name="WWNum12">
        <text:list-header>
          <text:h text:style-name="P121" text:outline-level="4">Frontend <text:span text:style-name="T397">szolgáltatás</text:span> - kliens oldal</text:h>
        </text:list-header>
      </text:list>
      <text:p text:style-name="Standard"><text:span text:style-name="T353">// </text:span><text:span text:style-name="T356">TODO mi az a widget, hogyan épül az MVC-re, MongoModel, View-k tárgyalása.</text:span></text:p>
      <text:p text:style-name="P58"><text:span text:style-name="T396">A kliens oldali alkalmazás kódja az előző bekezdésben leírt módon betöltődik a b</text:span><text:span text:style-name="T553">ö</text:span><text:span text:style-name="T396">ngészőbe - a függőségek szerint helyes sorrendben rendezve a modulokat. Majd itt is a „Service.Core.Bootstrap” indítja el a szoftvert, mely a </text:span><text:span text:style-name="T71">DOMContentLoaded</text:span><text:span text:style-name="T145"> eseményre regisztrálja a „run” metódusát. </text:span><text:span text:style-name="T146">Ez az esemény indul el, ha már betöltődött a</text:span><text:span text:style-name="T290"> teljes </text:span><text:span text:style-name="T146">HTML kód a böngészőbe.</text:span></text:p>
      <text:p text:style-name="P61"><text:soft-page-break/><text:span text:style-name="T147">A böngészőben futó kódot szerettem volna MVC mintára építeni úgy, hogy a</text:span><text:span text:style-name="T149">z egyes kontrollerek</text:span><text:span text:style-name="T147"> a felületen is jól látható módon különül</text:span><text:span text:style-name="T148">jenek el egymástól. </text:span><text:span text:style-name="T152">Többféle gyakorlati megvalósítása van ennek a mintának, viszont általában közös bennünk, hogy nem csak egy nézethez köthetőek, hanem bármely</text:span><text:span text:style-name="T291">iket</text:span><text:span text:style-name="T152"> példányosíthatják és használhatják.</text:span><text:span text:style-name="T147"> </text:span><text:span text:style-name="T148">Ezért </text:span><text:span text:style-name="T149">inkább a kontrollerek egy gyerekmodulját használom, a widgeteket. </text:span><text:span text:style-name="T150">A</text:span><text:span text:style-name="T149"> widget speciálisabb a kontrollernél, mivel neki biztosan van egy hozzárendelt nézet – azaz view – modul</text:span><text:span text:style-name="T150">ból származó példánya </text:span><text:span text:style-name="T149">is. </text:span><text:span text:style-name="T151">Ennek segítségével a widget által definiált metódusok ráköthetőek a nézet egyes eseményeire. Így a nézeten keresztül </text:span><text:span text:style-name="T152">érkező</text:span><text:span text:style-name="T151"> eseményt ténylegesen a widget tudja lekezelni, akárcsak az MVC mintában. </text:span><text:span text:style-name="T153">Ebből adódik, hogy egy widget példányosításakor meg kell adni azt a DOM elemet, ami az ő nézetének a csomópontja lesz.</text:span><text:span text:style-name="T151"> </text:span><text:span text:style-name="T153">Természetesen egy nézet példány nem egy DOM elemet jelent, hanem azoknak egy halmazát, mivel képes létrehozni több </text:span><text:span text:style-name="T154">gyerek </text:span><text:span text:style-name="T153">DOM elemet. </text:span></text:p>
      <text:p text:style-name="P61"><text:span text:style-name="T176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85">Ez számos területen hasznos, ha a egy művelethez olyan adatra van szüksége egy gyerekwidgetnek, mely valójában nem tekinthető a sajátjának, viszont a művelethez kötelezően szüksége van rá.</text:span></text:p>
      <text:p text:style-name="P59"><text:span text:style-name="T155">Így hát a „Bootstrap” is két widgetet példányosít, a „HeadWidget”-et, és a „BodyWidget”-et. </text:span><text:span text:style-name="T156">Értelemszerűen e két widget hatáskörébe tartoznak a </text:span><text:span text:style-name="T72">head</text:span><text:span text:style-name="T156"> és a </text:span><text:span text:style-name="T72">body</text:span><text:span text:style-name="T156"> DOM elemek. </text:span><text:span text:style-name="T157">A „BodyWidget” létrehoz egy „IntroWidget”-et, valamint egy „Center”- és egy „MenuWidget”-et. </text:span><text:span text:style-name="T158">Az „IntroWidget”-hez tartozó „IntroView” úgy manipulálja <text:s/></text:span><text:span text:style-name="T164">saját</text:span><text:span text:style-name="T158"> DOM elem</text:span><text:span text:style-name="T164">é</text:span><text:span text:style-name="T158">t, hogy az töltse ki az egész képernyőt, és középre illesze be az üdvözlőképet. Létrejöttekor a widget beállítja az </text:span><text:span text:style-name="T73">onclick</text:span><text:span text:style-name="T158"> eseményét, mely </text:span><text:span text:style-name="T165">bekövetkezésére</text:span><text:span text:style-name="T158"> elhalványul, majd el </text:span><text:span text:style-name="T165">is </text:span><text:span text:style-name="T158">tűnik az üdvözlőképernyő. </text:span><text:span text:style-name="T159">Ekkor láthatóvá vál</text:span><text:span text:style-name="T166">nak</text:span><text:span text:style-name="T159"> az előbb létrehozott „Menu” - és „CenterWidget”-ek nézetei. A menüben betöltődés után aktivizálódik az első - „Browse” - menüpont. A menü példányosításakor megkapja a „</text:span><text:span text:style-name="T167">C</text:span><text:span text:style-name="T159">enter</text:span><text:span text:style-name="T167">W</text:span><text:span text:style-name="T159">idget” nézetét, ezáltal tudja beleilleszteni az általa létrehozott widgeteket. </text:span></text:p>
      <text:p text:style-name="P59"><text:span text:style-name="T159">Így történik ez a „Browse” menüpont alatt is, ami maga is egy widget, melynek neve „BrowseMenuWidget”. Ez </text:span><text:span text:style-name="T160">aktiválódásakor létrehoz a „CenterWidget”-ben két újabb widgetet. </text:span><text:span text:style-name="T292">B</text:span><text:span text:style-name="T160">al oldalon látható listadobozt, mely neve „LeftMenuWidget”, </text:span><text:span text:style-name="T161">és a jobb oldalon található „WorkAreaWidget”-et. </text:span><text:span text:style-name="T162">A listadoboz létrejöttekor megkapja </text:span><text:soft-page-break/><text:span text:style-name="T162">paraméterként a jobb oldali widgetet, hogy később </text:span><text:span text:style-name="T163">annak nézetét </text:span><text:span text:style-name="T162">tudj</text:span><text:span text:style-name="T163">a manipulálni</text:span><text:span text:style-name="T162">. </text:span><text:span text:style-name="T168">A listadoboz létrehoz előbb egy inputmezőt, és „</text:span><text:span text:style-name="T169">+</text:span><text:span text:style-name="T168">” gombot, </text:span><text:span text:style-name="T293">a</text:span><text:span text:style-name="T168">melynek </text:span><text:span text:style-name="T74">onclick</text:span><text:span text:style-name="T168"> eseményére az adatbázis hozzáadás műveletét köti. </text:span></text:p>
      <text:p text:style-name="P59"><text:span text:style-name="T168">Ezek után pedig felsorolásra kerülnek az egyes adatbázisok, </text:span><text:span text:style-name="T294">a</text:span><text:span text:style-name="T168">melyek egy-egy listaelemet testesítenek meg a „LeftMenuElementWidget” segítségével. </text:span><text:span text:style-name="T169">Ennek a „LeftMenuElementView” a saját nézet modulja, </text:span><text:span text:style-name="T295">a</text:span><text:span text:style-name="T169">mely kiírja az elem nevét, majd mellé rendel egy „-” gombot. A widget pedig a gomb </text:span><text:span text:style-name="T75">onclick</text:span><text:span text:style-name="T169"> eseményére az adatbázis törlés metódusát köti, az elem nevének </text:span><text:span text:style-name="T75">onclick</text:span><text:span text:style-name="T169"> eseménye pedig a kollekció lista nyitását eredményezi. </text:span><text:span text:style-name="T170">Ekkor a kollekciólista minden eleme a „LeftSubMenuElementWidget” egy példánya lett, </text:span><text:span text:style-name="T296">a</text:span><text:span text:style-name="T170">melynek szintén a „LeftMenuElementView” a nézet modulja, </text:span><text:span text:style-name="T171">így megjelenésében tökéletes mása az adatbáziselemeknek. </text:span><text:span text:style-name="T172">A „-” gombjának </text:span><text:span text:style-name="T76">onclick</text:span><text:span text:style-name="T172"> eseménye az aktuális kollekciót törli, </text:span><text:span text:style-name="T174">a kollekció nevének hasonló eseménye pedig betölti a munkaterületre a kollekció összes dokumentumát. Ezek </text:span><text:span text:style-name="T172">a </text:span><text:span text:style-name="T174">metódusok természetesen a</text:span><text:span text:style-name="T172"> „LeftSubMenuElementWidget”-ben van</text:span><text:span text:style-name="T174">nak</text:span><text:span text:style-name="T172"> </text:span><text:span text:style-name="T173">definiálva. </text:span><text:span text:style-name="T193">A kollekciók felett szereplő inputmezővel pedig újabb kollekciót lehet felvinni - hasonlóképp az adatbázislistánál –, mely műveletet a „LeftMenuElementWidget” végez.</text:span></text:p>
      <text:p text:style-name="P59"><text:span text:style-name="T175">Ekkor a munkaterületen megjelent dokuntumlista a „DocListWidget” egy példánya. </text:span><text:span text:style-name="T177">Ez betölti a listáját, melynek minden eleme egy „DocWidget”, majd példányosít egy „DocSaverWidget”-et is, mely egy újabb dokumentum felvételére ad lehetőséget. </text:span><text:span text:style-name="T178">A „DocWidget” </text:span><text:span text:style-name="T179">a paraméterként kapott dokumentumot átadja a „DocView” nézetének, mely megjeleníti annak az _</text:span><text:span text:style-name="T77">id</text:span><text:span text:style-name="T179"> kulcs alatti hash értékét, és alá táblázatba rendezve létrehozza a dokumentum </text:span><text:span text:style-name="T180">kezelési felületét </text:span><text:span text:style-name="T183">csukott állapotban</text:span><text:span text:style-name="T180">. </text:span><text:span text:style-name="T181">A kulcs </text:span><text:span text:style-name="T78">onclick</text:span><text:span text:style-name="T181"> metódusa </text:span><text:span text:style-name="T182">lenyitja az alatta elhelyezkedő táblázatot. </text:span><text:span text:style-name="T184">Az utolsó sorban szereplő „Save” és „Remove” gombok pedig egy „DocUpdaterWidget” és egy „DocRemoverWidget” DOM elemei. A </text:span><text:span text:style-name="T186">kattintásra</text:span><text:span text:style-name="T184"> a „DocUpdaterWidget” kéri le a táblázat input mezőinek aktuális tartalmát, majd küldi tovább a szervernek mentésre. </text:span><text:span text:style-name="T187">A „DocRemoverWidget”-nél sincs ez másképp, hiszen kattintásra kezdeményezi a szerveren a</text:span><text:span text:style-name="T188">z aktuális </text:span><text:span text:style-name="T187">dokumentum törlését. </text:span><text:span text:style-name="T189">A dokumentum táblázatban szerepelő „-” és „+” gombok csak a DOM manipulálására szolgálnak. </text:span><text:span text:style-name="T190">A dokumentum lista felett található „DocSaverWidget”</text:span><text:span text:style-name="T191">-nek a saját nézet modulja a „DocSaverView”, mely kirajzol egy táblázatot, inputmezőkkel. </text:span><text:span text:style-name="T192">Ahogy a „DocView”-nál, itt is a „+”, „-” gombok működtetése a nézetre tartozó logika. A widget csak a „Save” gomb </text:span><text:soft-page-break/><text:span text:style-name="T192">kattintására kötött eseményt kezeli, mely ekkor lekéri az aktuális elemeket a táblázatból és küldi azt mentésre a szervernek.</text:span></text:p>
      <text:p text:style-name="P63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554">a</text:span>melyet a „StatusView” - rekurzív feldolgozással – rajzol ki egy faszerkezetű listába.</text:p>
      <text:p text:style-name="P64"><text:span text:style-name="T194">Az MVC mintából nem hiányozhatnak a model elemek sem. </text:span><text:span text:style-name="T201">A kliens oldali modellek pehelysúlyú modulok, mivel metódusaik jellemzően csak a egy kérést indítanak a szerver felé, ezzel kezdeményezve az erőforrás valamilyen módosítását.</text:span><text:span text:style-name="T194"> </text:span><text:span text:style-name="T202">A</text:span><text:span text:style-name="T194"> példa alkalmazásban – nem megszokott módon – csak egy model létezik, ami magát az adatbázist testesíti meg. Jobban körüljárva a témát </text:span><text:span text:style-name="T195">ez egy kézenfekvő döntésnek bizonyul, hiszen itt minden adat az adatbázisnak valamilyen jellemzője. </text:span><text:span text:style-name="T196">Persze lehetett volna még szofisztikáltabbá tenni a modellek listáját (pl.: „</text:span><text:span text:style-name="T197">Database</text:span><text:span text:style-name="T196">”, „</text:span><text:span text:style-name="T197">Collection</text:span><text:span text:style-name="T196">”, „</text:span><text:span text:style-name="T197">Document</text:span><text:span text:style-name="T196">”</text:span><text:span text:style-name="T197">), </text:span><text:span text:style-name="T198">de ezeknek meglehetősen kevés saját jellemzőjük van, </text:span><text:span text:style-name="T199">melyeket a widgetek már amúgy is ismernek. </text:span><text:span text:style-name="T200">Mindenesetre ezek szeparált kezélése egy továbbfejlesztési lehetőség.</text:span></text:p>
      <text:list xml:id="list1506745430" text:continue-numbering="true" text:style-name="WWNum12">
        <text:list-header>
          <text:h text:style-name="P122" text:outline-level="4">API <text:span text:style-name="T397">szolgáltatás</text:span></text:h>
        </text:list-header>
      </text:list>
      <text:p text:style-name="Standard"><text:span text:style-name="T353">// </text:span><text:span text:style-name="T356">TODO async mongoDB szerver.</text:span></text:p>
      <text:p text:style-name="P65"><text:span text:style-name="T405">A szolgáltatást a „start-api.js” állomány indítja, </text:span><text:span text:style-name="T406">hasonlóképp a frontend alkalmazáshoz, hiszen </text:span><text:span text:style-name="T407">mindkettő a keretrendszert használja. </text:span><text:span text:style-name="T555">Í</text:span><text:span text:style-name="T408">gy első lépésben betölti azt, </text:span><text:span text:style-name="T409">majd példányosítja a „Service.Core.Bootstrap”-et </text:span><text:span text:style-name="T557">a megadott </text:span><text:span text:style-name="T409">konfigurációval. </text:span><text:span text:style-name="T410">A bootstrap pedig elindítja a HTTP szervert a konfiguráció szerint. </text:span><text:span text:style-name="T413">Az alkalmazás saját szerver modult használ, </text:span><text:span text:style-name="T558">a</text:span><text:span text:style-name="T413">melyet a keretrendszer </text:span><text:span text:style-name="T414">moduljából származtat. </text:span><text:span text:style-name="T415">Ez példányosításakor megpróbál kapcsolatot létesíteni a </text:span><text:span text:style-name="T418">k</text:span><text:span text:style-name="T415">onfigurációban megadott MongoDB szerverrel. </text:span><text:span text:style-name="T416">Ha ez sikerrel jár, akkor a kapcsolatot elmenti, majd átadja a saját „Service.DB.Http.ResponseHandler” példányának. </text:span><text:span text:style-name="T417">Ez a válaszkezelő útvonalak szerint nem különbözteti meg a kéréseket, csak a POST metódussal érkező paramétereket értelmezi, majd aszerint hajt végre lekérdezéseket/módosításokat az adatbázison. </text:span><text:span text:style-name="T421">A s</text:span><text:span text:style-name="T419">zerver kezeli az adatbázis kapcsolat szakadását, és ezekről értesíti a klienseket </text:span><text:span text:style-name="T420">a szabványos JSON objektum válasz „error” kulcsa alatti érték feltöltésével.</text:span></text:p>
      <text:list xml:id="list3231911649562479287" text:style-name="WWNum13">
        <text:list-header>
          <text:h text:style-name="P110" text:outline-level="3"><text:bookmark-start text:name="__RefHeading__1685_822235083"/><text:soft-page-break/>2.4.<text:span text:style-name="T400">4</text:span>. Alkalmazás továbbfejlesztési lehetőségei<text:bookmark-end text:name="__RefHeading__1685_822235083"/></text:h>
        </text:list-header>
      </text:list>
      <text:p text:style-name="Standard">// <text:span text:style-name="T411">TODO Kurzorműveletek, </text:span><text:span text:style-name="T422">replika kezelés, </text:span><text:span text:style-name="T450">keresés</text:span></text:p>
      <text:h text:style-name="P14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. </text:span><text:span text:style-name="T7">V</text:span><text:span text:style-name="T423">í</text:span><text:span text:style-name="T7">zió </text:span><text:span text:style-name="T8">a kapcsolódó technológiák tükrében</text:span><text:bookmark-end text:name="__RefHeading__318_1588513907"/></text:h>
      <text:list xml:id="list1986205889" text:continue-list="list1506745430" text:style-name="WWNum12">
        <text:list-header>
          <text:h text:style-name="P123" text:outline-level="4"><text:span text:style-name="T434">Kliens - és szerver oldal inkonzisztenciája </text:span><text:span text:style-name="T437">mai módszertanokban</text:span></text:h>
        </text:list-header>
      </text:list>
      <text:p text:style-name="P69"><text:span text:style-name="T424">Webfejlesztői munkáim során úgy vettem észre, hogy a böngészőben futó JavaScript kód és a backenden futó kód kooperációja kissé nehézkes, véleményem szerint </text:span><text:span text:style-name="T559">komplikált</text:span><text:span text:style-name="T424">. </text:span><text:span text:style-name="T425">Hiszen a szerver küldi ki a HTML kódot, melyet a JavaScript kódnak kell manipulálnia. </text:span><text:span text:style-name="T426">Ez máris egy – a JavaScript kódtól független – forrás, melynek tartalma ráadásul dinamikus. Így elő is állt az első szembetűnő probléma: </text:span><text:span text:style-name="T427">a kliens oldali kód nem tudja beazonosítani azokat a DOM elemeket, amelyek szükségesek a futásához. </text:span><text:span text:style-name="T428">Ennek feloldására a </text:span><text:span text:style-name="T431">széleskörben alkalmazott</text:span><text:span text:style-name="T430"> megoldás a</text:span><text:span text:style-name="T428"> következőképp alakul. A szerveren előállított HTML kódban – mely itt még csak karekterlánc formájában szerepel – az egyes DOM elem</text:span><text:span text:style-name="T429">ek</text:span><text:span text:style-name="T428"> </text:span><text:span text:style-name="T79">id</text:span><text:span text:style-name="T204"> illetve </text:span><text:span text:style-name="T79">class</text:span><text:span text:style-name="T204"> attribútumait egy-egy megkülönböztető karekterlánccal jel</text:span><text:span text:style-name="T205">öljük, </text:span><text:span text:style-name="T206">majd a kliens oldali kódban ezekre hivatkozunk. </text:span><text:span text:style-name="T207">Valamivel szofisztikáltabb megoldás, ha a szerver a HTML kódba ágyazott „&lt;script&gt;” - „&lt;/script&gt;” </text:span><text:span text:style-name="T80">tag</text:span><text:span text:style-name="T207">-ek közé JavaScript kódot generál, melyben ismerteti a DOM elemek azonosítóit. </text:span><text:span text:style-name="T297">I</text:span><text:span text:style-name="T208">tt említeném meg a következő problémát: </text:span><text:span text:style-name="T298">a</text:span><text:span text:style-name="T208"> hivatkozott DOM elem</text:span><text:span text:style-name="T211">ek</text:span><text:span text:style-name="T208"> a kliens oldali kód futásakor lehet, hogy még nem létez</text:span><text:span text:style-name="T211">nek</text:span><text:span text:style-name="T208">, </text:span><text:span text:style-name="T209">hiszen az oldal dinamikusan generált, a JavaScript kódok viszont statikus tartal</text:span><text:span text:style-name="T210">o</text:span><text:span text:style-name="T209">mként kezeltek. </text:span><text:span text:style-name="T212">Erre részmegoldás, ha a JavaScript kód</text:span><text:span text:style-name="T213">ok</text:span><text:span text:style-name="T212"> a </text:span><text:span text:style-name="T81">DOMContentLoaded</text:span><text:span text:style-name="T213"> eseményre töltődnek be, mert akkor a böngészőben aktuálisan található HTML kód DOM elemei biztosan léteznek, viszont egyáltalán nem biztos, hogy a JavaScript kódban függőségként szereplő egyéb DOM elemek is léteznek. </text:span><text:span text:style-name="T214">Ezekre a problémákra a frontend fejlesztőnek folyamatosan oda kell figyelni.</text:span></text:p>
      <text:list xml:id="list1203643547" text:continue-numbering="true" text:style-name="WWNum12">
        <text:list-header>
          <text:h text:style-name="P124" text:outline-level="4"><text:span text:style-name="T438">Megoldás a k</text:span>liens oldali kód <text:span text:style-name="T436">előállítás</text:span><text:span text:style-name="T438">ár</text:span><text:span text:style-name="T436">a, karbantartás</text:span><text:span text:style-name="T438">ára</text:span></text:h>
        </text:list-header>
      </text:list>
      <text:p text:style-name="P66"><text:span text:style-name="T215">Ezen problémák ismeretében </text:span><text:span text:style-name="T216">sikerült egy megoldást kidolgozni: </text:span><text:span text:style-name="T299">a</text:span><text:span text:style-name="T217"> HTML kódot teljes egészében csak a böngészőben futó JavaScript kód állítsa elő. </text:span><text:span text:style-name="T218">Ezzel elérhetővé válik az összes DOM elem ismerete a JavaScript kód számára, valamint eltűnnek a szerver által előállított HTML forrás függőségei. </text:span><text:span text:style-name="T219">Persze ez nem mindenhol alkalmazható eljárás, mert </text:span><text:span text:style-name="T220">sokszor</text:span><text:span text:style-name="T219"> üzleti elvárás a minél gyorsabb lapbetöltési sebesség. </text:span><text:soft-page-break/><text:span text:style-name="T220">Valamint a fejlesztést megnehezíti a böngészők </text:span><text:span text:style-name="T221">közötti különbségek lefedése.</text:span><text:span text:style-name="T222">Ezek többnyire azok az oldalak, </text:span><text:span text:style-name="T300">a</text:span><text:span text:style-name="T222">melyeket a hétköznapi értelemben </text:span><text:span text:style-name="T227">(</text:span><text:span text:style-name="T223">bemutatkozó</text:span><text:span text:style-name="T227">) </text:span><text:span text:style-name="T222">honlapoknak hívunk. </text:span><text:span text:style-name="T224">Ebből </text:span><text:span text:style-name="T228">is</text:span><text:span text:style-name="T224"> látszik, hogy inkább azokon a weboldalakon alkalmazható ez az eljárás, ahol alkalmazás építésről beszélünk, </text:span><text:span text:style-name="T225">ahol üzleti elvárás a kliens oldali alkalmazás logika építése, </text:span><text:span text:style-name="T229">és </text:span><text:span text:style-name="T226">ahol elvárható a felhasználóktól, hogy csak a támogatott böngészőket használják.</text:span></text:p>
      <text:list xml:id="list1791137043" text:continue-numbering="true" text:style-name="WWNum12">
        <text:list-header>
          <text:h text:style-name="P124" text:outline-level="4">NodeJS lehetőségei és korlátai</text:h>
        </text:list-header>
      </text:list>
      <text:p text:style-name="P67"><text:span text:style-name="T301">Kutatásaim alatt</text:span><text:span text:style-name="T230"> megismertem újabbnál újabb technológiákat, mint például a NodeJS </text:span><text:span text:style-name="T232">webszervert </text:span><text:span text:style-name="T230">és a </text:span><text:span text:style-name="T231">villámgyors </text:span><text:span text:style-name="T230">noSQL adatbázisokat. </text:span><text:span text:style-name="T233">A NodeJS webszerver JavaScriptet futtat, </text:span><text:span text:style-name="T235">így</text:span><text:span text:style-name="T233"> felmerült bennem, hogy rövidítené a fejlesztési időt, ha ugyanaz a </text:span><text:span text:style-name="T234">kód használható lenne mind szerver, mind kliens oldalon. </text:span><text:span text:style-name="T238">M</text:span><text:span text:style-name="T236">egfelelő absztraktálássa</text:span><text:span text:style-name="T237">l </text:span><text:span text:style-name="T238">ez a lehetőség sok fejlesztési időt takaríthat meg új feature fejlesztésekor és karbantartáskor is.</text:span></text:p>
      <text:p text:style-name="P68"><text:span text:style-name="T239">A NodeJS megismerése </text:span><text:span text:style-name="T254">során</text:span><text:span text:style-name="T239"> különös figyelmet szenteltem a hibáinak és korlátainak megismerésére. </text:span><text:span text:style-name="T240">Egy „NodeJS Budapest meetup” </text:span><text:span text:style-name="T241">nevű rendezvény egyik előadásán merült fel a probléma az oldalra skálázással kapcsolatban. </text:span><text:span text:style-name="T242">A webszerver ugyan támogatja a websocketek használatát, de szokás szerint Nginx szerver továbbítja a kéréseket a NodeJS szerverekhez. </text:span><text:span text:style-name="T244">Horizontális</text:span><text:span text:style-name="T243"> skáláz</text:span><text:span text:style-name="T244">ás esetén </text:span><text:span text:style-name="T245">az Nginx szerver </text:span><text:span text:style-name="T247">R</text:span><text:span text:style-name="T245">ound-robin algoritmus alapján választja ki az oldalra skálázott rendszerek egy példányát. </text:span><text:span text:style-name="T246">Így a kiépített websocket kapcsolat mindenképp megszakad, mert a következő kéréskor másik szerverhez kerül a kliens. </text:span><text:span text:style-name="T248">Erre a problémára a következő megoldást dolgoztam ki: </text:span><text:span text:style-name="T302">a</text:span><text:span text:style-name="T249"> keretrendszer beépítve támoga</text:span><text:span text:style-name="T255">tja</text:span><text:span text:style-name="T249"> az API-s felépítést, így elosztva a terheléseket. </text:span><text:span text:style-name="T256">Ezzel a megoldással</text:span><text:span text:style-name="T250"> a Round-robin algoritmus elkerülhető, ha a websocket szolgáltatást frontend – backend rendszerekre osztjuk. </text:span><text:span text:style-name="T251">Ekkor a websocket frontend szolgáltatás csak egy szerveren fut, és az küldi tovább a backend rendszereknek </text:span><text:span text:style-name="T252">a kérést további </text:span><text:span text:style-name="T251">feldolgozásra. </text:span><text:span text:style-name="T253">Így a horizontális skálázást már csak a backend rendszereken kell végrehajtani </text:span><text:span text:style-name="T257">és az Nginx-nek nem kell válogatni, hogy melyik szervernek adja tovább </text:span><text:span text:style-name="T303">a </text:span><text:span text:style-name="T257">kérést. </text:span><text:span text:style-name="T258">Ebben az esetben viszont a websocket frontend szerverek oldalra skálázása csak úgy oldható meg, ha mindegyiket – a kéréstől függően – nyilván</text:span><text:span text:style-name="T304">tartja</text:span><text:span text:style-name="T258"> az Nginx, </text:span><text:span text:style-name="T259">erre viszont később kliensoldali logikát lehetne írni. </text:span><text:span text:style-name="T278">A demonstrációs alkalmazás nem tartalmaz websocketek használatát, így ez egy </text:span><text:span text:style-name="T279">csak egy </text:span><text:span text:style-name="T278">továbbfejlesztési lehetőségként merült csak fel.</text:span></text:p>
      <text:p text:style-name="P68"><text:soft-page-break/><text:span text:style-name="T259">// </text:span><text:span text:style-name="T260">TODO </text:span><text:span text:style-name="T277">link</text:span><text:span text:style-name="T260"> a node.js meetupra.</text:span></text:p>
      <text:h text:style-name="P12" text:outline-level="2"><text:bookmark-start text:name="__RefHeading__7996_1588513907"/><text:span text:style-name="T440">3.2. </text:span><text:span text:style-name="T439">Tervezés és m</text:span><text:span text:style-name="T435">egvalósítá</text:span><text:span text:style-name="T439">s</text:span><text:bookmark-end text:name="__RefHeading__7996_1588513907"/></text:h>
      <text:p text:style-name="P70"><text:span text:style-name="T441">A </text:span><text:span text:style-name="T442">termék</text:span><text:span text:style-name="T441">vízió által meghatározott követelmények </text:span><text:span text:style-name="T442">között két problémát tartottam elsődlegesnek, mely</text:span><text:span text:style-name="T560">ek </text:span><text:span text:style-name="T561">megoldásai</text:span><text:span text:style-name="T442"> a keretrendszer stabil alapját képzik. Elsőként a kliens oldali kódok előállításá</text:span><text:span text:style-name="T443">nak absztraktálását, automatizálását. </text:span><text:span text:style-name="T444">Ebben </text:span><text:span text:style-name="T451">akadályt</text:span><text:span text:style-name="T445"> jelentett a</text:span><text:span text:style-name="T444"> NodeJS modul kezelése, </text:span><text:span text:style-name="T445">melynek feloldása továbbvitt egy saját modulrendszer építésé</text:span><text:span text:style-name="T446">ig</text:span><text:span text:style-name="T445">.</text:span><text:span text:style-name="T444"> </text:span><text:span text:style-name="T447">A második probléma pedig az API felépítés támogatása volt, </text:span><text:span text:style-name="T448">melynek nehézsége az absztraktálásban rejlik.</text:span></text:p>
      <text:h text:style-name="P111" text:outline-level="3"><text:bookmark-start text:name="__RefHeading__7998_1588513907"/>3.2.1. Modulrendszer felépítése<text:bookmark-end text:name="__RefHeading__7998_1588513907"/></text:h>
      <text:p text:style-name="P71"><text:span text:style-name="T452">Eddig még nem esett szó a JavaScript kódok külön fájlokba rendezéséről. </text:span><text:span text:style-name="T453">Erre a problémára a böngészők nem nyújtanak beépített megoldást. Természetesen a fejlesztés során külön fájlokba </text:span><text:span text:style-name="T454">szokás</text:span><text:span text:style-name="T453"> rendezni a kódokat, majd azokat </text:span><text:span text:style-name="T82">Closure Compiler</text:span><text:span text:style-name="T261">-rel, vagy egyéb eszközzel összefűzik, </text:span><text:span text:style-name="T262">tömörítik</text:span><text:span text:style-name="T261">. Ezek után már statikus tartalomként kezelhetőek. </text:span><text:span text:style-name="T263">Ebben az esetben - a konzisztencia megtartása végett -, minden fájl egy modult jelent, mely </text:span><text:span text:style-name="T264">implementálását</text:span><text:span text:style-name="T263"> a nyelv funkcionális </text:span><text:span text:style-name="T265">paradigmával</text:span><text:span text:style-name="T263">, és lambda kalkulus </text:span><text:span text:style-name="T266">alkalmazhatóságával </text:span><text:span text:style-name="T264">támogatja. </text:span><text:span text:style-name="T267">Ősszefűzéskor fontos tudni, hogy egy modul csak az előtte szereplő modulokat ismeri, tehát kötelező ezek helyes sorrendjének felállítása.</text:span></text:p>
      <text:h text:style-name="P125" text:outline-level="4">NodeJS module kezelése</text:h>
      <text:p text:style-name="P72"><text:span text:style-name="T455">A NodeJS a CommonJS szabványban leírt szinkron modulkezelést implementálja. </text:span><text:span text:style-name="T456">A globális </text:span><text:span text:style-name="T83">require</text:span><text:span text:style-name="T456"> függvénnyel lehet egy másik fájlban lévő kódot kinyerni. </text:span><text:span text:style-name="T457">Ekkor az betöltődő fájlban definiálódik a </text:span><text:span text:style-name="T84">module</text:span><text:span text:style-name="T268"> változó, mely az aktuális fájlt </text:span><text:span text:style-name="T269">tulajdonságait írja le. A </text:span><text:span text:style-name="T85">module.exports</text:span><text:span text:style-name="T269"> attribútum pedig a publikált értékek elérésére szolgál. Tehát a </text:span><text:span text:style-name="T85">require</text:span><text:span text:style-name="T269"> függvény eredménye a </text:span><text:span text:style-name="T85">module.exports</text:span><text:span text:style-name="T269"> alatt szereplő érték lesz. </text:span><text:span text:style-name="T270">Így viszont sajnos nincsen lehetőség automatikus modul betöltésre.</text:span></text:p>
      <text:p text:style-name="P74">// TODO link a commonjs-re</text:p>
      <text:h text:style-name="P126" text:outline-level="4">Saját modul kezelés</text:h>
      <text:p text:style-name="P49">// <text:span text:style-name="T398">TODO elforkolt repository</text:span></text:p>
      <text:p text:style-name="P50"><text:span text:style-name="T458">Nem volt kérdéses, hogy a modulok betöltésére megoldást kell </text:span><text:span text:style-name="T467">találni</text:span><text:span text:style-name="T458">. A témával való ismerkedés, kutatás során futottam bele a </text:span><text:span text:style-name="T86">require-node-directory</text:span><text:span text:style-name="T271"> csomagra </text:span><text:soft-page-break/><text:span text:style-name="T271">az </text:span><text:span text:style-name="T86">npm</text:span><text:span text:style-name="T271"> csomagkezelőben. </text:span><text:span text:style-name="T272">Ez voltaképp csak egy megadott gyökérpont alatti könytárakat jár be </text:span><text:span text:style-name="T276">rekurzívan</text:span><text:span text:style-name="T272">, és betölti az összes talált modult a megadott gyökérpont alá. </text:span><text:span text:style-name="T273">Viszont nem oldotta fel a modulok közötti függőséget, ezért elágaztattam a repository-t „contour-require-directory” néven, </text:span><text:span text:style-name="T275">mely elérhető az </text:span><text:span text:style-name="T88">npm</text:span><text:span text:style-name="T275"> csomagkezelőben.</text:span></text:p>
      <text:h text:style-name="P125" text:outline-level="4"><text:span text:style-name="T432">S</text:span>zerver oldal</text:h>
      <text:p text:style-name="P73"><text:span text:style-name="T459">Ebben a kódbázisban definiáltam a „Module” és „Require” modulokat, melyek egy-egy </text:span><text:span text:style-name="T462">globális</text:span><text:span text:style-name="T463">an elérhető </text:span><text:span text:style-name="T459">konstruktor függényt testesítenek meg.</text:span></text:p>
      <text:p text:style-name="P73"><text:span text:style-name="T459">// </text:span><text:span text:style-name="T461">TODO minta egy használatra.</text:span></text:p>
      <text:p text:style-name="P73"><text:span text:style-name="T460">A „Module” példányosításkor egy függvényt vár paraméternek, mely egy modul mintát testesít meg. </text:span><text:span text:style-name="T464">A fenti ábrán megfigyelhető, hogy a </text:span><text:span text:style-name="T87">module.exports</text:span><text:span text:style-name="T274"> veszi fel a „Module” példányt, ezzel biztosítva annak publikálását.</text:span><text:span text:style-name="T460"> </text:span><text:span text:style-name="T461">A létrejött objektumnak a „dep” függvénnyel lehetőségünk nyílik a függőségeinek megadására. </text:span><text:span text:style-name="T465">Itt pontokkal elválasztott karekterláncokban adhatjuk meg az egyes modulok elérésének útvonalát és nevét. </text:span><text:span text:style-name="T466">Ezzeket a függőségeket a „Require” modul statikus függvényei ellenőrzik, majd betöltik és adják át az aktuális modulnak.</text:span></text:p>
      <text:h text:style-name="P125" text:outline-level="4"><text:span text:style-name="T432">K</text:span>liens oldal</text:h>
      <text:p text:style-name="Standard">// <text:span text:style-name="T502">TODO kép a használatra. </text:span><text:span text:style-name="T503">+ kép az eredményre a kliens oldalon.</text:span></text:p>
      <text:p text:style-name="P75"><text:span text:style-name="T468">Így a szerver oldali modulok betöltése megoldódott, de nem tisztázott a kliens oldali kódok kezelése. </text:span><text:span text:style-name="T469">Mivel a böngészőbe kerülő kódokat is mod</text:span><text:span text:style-name="T475">u</text:span><text:span text:style-name="T469">l mintában akartam kezelni a szeparáltság miatt, ezért kézenfekvő volt a „Module” konstruktorfüggvényből kiindulni. </text:span><text:span text:style-name="T470">Ezen gondolatmenet eredménye lett a „Contour.Core.ClientScript” csomag, mely </text:span><text:span text:style-name="T471">-</text:span><text:span text:style-name="T470"> a nevéből is láthatóan </text:span><text:span text:style-name="T471">-</text:span><text:span text:style-name="T470"> már a keretrendszer része. </text:span><text:span text:style-name="T472">A csomagban található „</text:span><text:span text:style-name="T473">Contour.Core.ClientScript.</text:span><text:span text:style-name="T472">Module” konstruktorfüggvény a</text:span><text:span text:style-name="T473">z eredeti „Module”-ból származik</text:span><text:span text:style-name="T474">, így a használata hasonlóképp zajlik, </text:span><text:span text:style-name="T475">de működésekor </text:span><text:span text:style-name="T476">a </text:span><text:span text:style-name="T487">jóval több</text:span><text:span text:style-name="T476"> lépésen esik át. </text:span><text:span text:style-name="T477">A példány „signUp” metódusa egy objektumot vár, melynek négy kulcsa lehet:</text:span></text:p>
      <text:list xml:id="list2981774941363683" text:style-name="L3">
        <text:list-item>
          <text:p text:style-name="P97"><text:span text:style-name="T477">„name”, </text:span><text:span text:style-name="T478">mel</text:span><text:span text:style-name="T479">yben</text:span><text:span text:style-name="T478"> </text:span><text:span text:style-name="T482">kötelezően </text:span><text:span text:style-name="T478">meg kell adnunk az alkalmazás nevét, pontokkal elválasztva, a gyökérpontot elhagyva.</text:span></text:p>
        </text:list-item>
        <text:list-item>
          <text:p text:style-name="P98"><text:span text:style-name="T477">„dep” , </text:span><text:span text:style-name="T479">mely értéke egy tömb, amiben felsorolhatóak a függőségek </text:span><text:span text:style-name="T480">a megszokott módon, </text:span><text:span text:style-name="T481">karakterláncok formájában.</text:span></text:p>
        </text:list-item>
        <text:list-item>
          <text:p text:style-name="P98"><text:soft-page-break/><text:span text:style-name="T477">„visibility”, </text:span><text:span text:style-name="T482">értéke „public”, vagy „private” lehet. Alapértelmezetten „public”. </text:span><text:span text:style-name="T483">Ezzel kezelhetjük, hogy az adott gyökérponton kívül is elérhető legyen egy modul.</text:span></text:p>
        </text:list-item>
        <text:list-item>
          <text:p text:style-name="P98"><text:span text:style-name="T477">„callback”, </text:span><text:span text:style-name="T484">mely egy függvényt vár, </text:span><text:span text:style-name="T488">ami</text:span><text:span text:style-name="T484"> paraméterként magát a modul kódját kapja meg, </text:span><text:span text:style-name="T486">így adva</text:span><text:span text:style-name="T485"> lehetőséggel </text:span><text:span text:style-name="T486">a továb</text:span><text:span text:style-name="T489">b</text:span><text:span text:style-name="T486">i manipuláláshoz.</text:span></text:p>
          <text:p text:style-name="P99"><text:span text:style-name="T490">Ezek után - az előzőleg példányosított </text:span><text:span text:style-name="T504">-</text:span><text:span text:style-name="T490"> „Contour.Core.ClientScript.Register”-nek adja át az aktuális modult, ezzel regisztrálva </text:span><text:span text:style-name="T497">azt </text:span><text:span text:style-name="T490">a kliens oldali kódok sorába. </text:span><text:span text:style-name="T491">Minden „/contour” és „/app” kérésnél a válaszkezelő egy-egy ilyen „Register” példánytól kéri el a kliensek összefűzött kódját. </text:span><text:span text:style-name="T492">Természetesen a regiszter csak az első kéréskor gyártja le </text:span><text:span text:style-name="T498">a kódot</text:span><text:span text:style-name="T492">, majd gyorsítótárazza azt. </text:span><text:span text:style-name="T493">A generáláskor a feliratkozott modulokon </text:span><text:span text:style-name="T499">végig </text:span><text:span text:style-name="T493">iterálva a „Contour.Core.ClientScript.DepChecker” egy példánya sorbarendezi azokat. Majd a „Contour.Core.ClientScript.Parser” példány segítségével hozzáfűzi a </text:span><text:span text:style-name="T500">kért</text:span><text:span text:style-name="T493"> függőségek elérését láthatóság</text:span><text:span text:style-name="T494">ukat figyelembe véve</text:span><text:span text:style-name="T493">. </text:span><text:span text:style-name="T501">Továbbá</text:span><text:span text:style-name="T495"> hatáskörébe tartozik még a „&lt;private&gt;”, és „&lt;public&gt;” tokenekkel jelölt részek </text:span><text:span text:style-name="T496">kivágása, illetve beillesztése is.</text:span></text:p>
        </text:list-item>
      </text:list>
      <text:h text:style-name="P112" text:outline-level="3"><text:bookmark-start text:name="__RefHeading__8000_1588513907"/>3.2.2. API felépítés<text:bookmark-end text:name="__RefHeading__8000_1588513907"/></text:h>
      <text:p text:style-name="P76"><text:span text:style-name="T506">Ahogy azt már </text:span><text:span text:style-name="T508">a </text:span><text:a xlink:type="simple" xlink:href="#0.NodeJS lehetőségei és korlátai|outline" office:name="NodeJS lehetőségei és korlátai"><text:span text:style-name="T506">NodeJS lehetőségei és korlátai</text:span></text:a><text:span text:style-name="T506"> részben kifejtettem, </text:span><text:span text:style-name="T507">a websocketek miatti oldalra skálázás miatt különösen </text:span><text:span text:style-name="T509">fontos az API-ka bonthatóság, </text:span><text:span text:style-name="T510">hiszen a legtöbben a websocket támogatás miatt fordulnak a NodeJS felé. </text:span><text:span text:style-name="T511">De mára már az API-kra bontás </text:span><text:span text:style-name="T513">-</text:span><text:span text:style-name="T512"> főleg a nagyobb rendszerek tervezésekor -</text:span><text:span text:style-name="T511"> a legkézenfekvőbb terhelésmegosztási lehetőség. </text:span><text:span text:style-name="T514">Hiszen így egyszerűbben lehet a hardvereket optimalizálni és vertikálisan skálázni.</text:span></text:p>
      <text:h text:style-name="P127" text:outline-level="4">Keretrendszer támogatása az API<text:span text:style-name="T515">-s</text:span> felépítéshez</text:h>
      <text:p text:style-name="P100"><text:span text:style-name="T516">Ez </text:span><text:span text:style-name="T517">az</text:span><text:span text:style-name="T516"> architektúr</text:span><text:span text:style-name="T517">a - végtelenül leegyszerűsítve - </text:span><text:span text:style-name="T516">egy-egy HTTP szerver mögötti alkalmazás logikát takar. </text:span><text:span text:style-name="T518">Így máris látszik, hogy a HTTP szerver kezelését, - beleértve a kommunikáció formáját - kell absztraktálni, </text:span><text:span text:style-name="T521">megkötni</text:span><text:span text:style-name="T518">. </text:span><text:span text:style-name="T519">Ekkor egy újabb API létrehozás</text:span><text:span text:style-name="T520">ának folyamata meglehetősen lerövidül, </text:span><text:span text:style-name="T522">hiszen csak a „Http” csomagok ősmoduljaiból kell létrehozni az újabb modulokat.</text:span></text:p>
      <text:h text:style-name="P128" text:outline-level="4"><text:span text:style-name="T356">Működés, </text:span><text:span text:style-name="T449">konzisztencia</text:span><text:span text:style-name="T356">, </text:span><text:span text:style-name="T357">korlátok</text:span></text:h>
      <text:p text:style-name="P101"><text:span text:style-name="T523">A „Contour.Core.Http.Request” modul </text:span></text:p>
      <text:h text:style-name="P9" text:outline-level="2"><text:bookmark-start text:name="__RefHeading__8002_1588513907"/><text:soft-page-break/>3.3. Modulok ismertetése<text:bookmark-end text:name="__RefHeading__8002_1588513907"/></text:h>
      <text:p text:style-name="Standard"/>
      <text:h text:style-name="P106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51"/>
      <text:p text:style-name="P22">Apikhoz illeszkedik.</text:p>
      <text:h text:style-name="P107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52"/>
      <text:h text:style-name="P107" text:outline-level="3"><text:bookmark-start text:name="__RefHeading__8008_1588513907"/><text:span text:style-name="T10">3.3.</text:span><text:span text:style-name="T11">3</text:span><text:span text:style-name="T10">. Logikai csomagok</text:span><text:bookmark-end text:name="__RefHeading__8008_1588513907"/></text:h>
      <text:p text:style-name="P52"/>
      <text:h text:style-name="P11" text:outline-level="2"><text:bookmark-start text:name="__RefHeading__1687_822235083"/>3.4. Fejlesztéshez használt technológiák, módszerek<text:bookmark-end text:name="__RefHeading__1687_822235083"/></text:h>
      <text:p text:style-name="P62">// TODO <text:span text:style-name="T505">linux, </text:span>eclipse, smargit, github, camelCase, minden...</text:p>
      <text:h text:style-name="P10" text:outline-level="2"><text:bookmark-start text:name="__RefHeading__8010_1588513907"/><text:span text:style-name="T9">3.</text:span><text:span text:style-name="T399">5</text:span><text:span text:style-name="T9">. További fejlesztési lehetőségek</text:span><text:bookmark-end text:name="__RefHeading__8010_1588513907"/></text:h>
      <text:p text:style-name="P53"/>
      <text:h text:style-name="Heading_20_1" text:outline-level="1"><text:bookmark-start text:name="__RefHeading__2182_862147461"/><text:span text:style-name="T320">4</text:span>. Tesztelés<text:bookmark-end text:name="__RefHeading__2182_862147461"/></text:h>
      <text:p text:style-name="P60">// <text:span text:style-name="T402">TODO selenium ide-vel sok adatos tesztelés? </text:span><text:span text:style-name="T403">+kéééépek</text:span></text:p>
      <text:p text:style-name="P60"><text:span text:style-name="T402">// TODO </text:span><text:span text:style-name="T404">JSLINT!!!!</text:span><text:span text:style-name="T402"> </text:span></text:p>
      <text:p text:style-name="P54">// TODO képernyőképekkel tarkított „idekatt – odakatt” lista.</text:p>
      <text:p text:style-name="P53">// <text:span text:style-name="T412">TODO adatbázis kapcsolat szakadás, + api kapcsolat szakadás + fronted szakadás</text:span></text:p>
      <text:h text:style-name="Heading_20_1" text:outline-level="1"><text:bookmark-start text:name="__RefHeading__1892_276372136"/><text:span text:style-name="T401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630</meta:editing-cycles>
    <meta:creation-date>2013-12-19T23:43:00</meta:creation-date>
    <dc:date>2014-05-11T23:12:05</dc:date>
    <meta:editing-duration>P2DT11M27S</meta:editing-duration>
    <meta:generator>LibreOffice/4.0.2.2$Linux_X86_64 LibreOffice_project/400m0$Build-2</meta:generator>
    <meta:document-statistic meta:table-count="1" meta:image-count="1" meta:object-count="0" meta:page-count="22" meta:paragraph-count="184" meta:word-count="5320" meta:character-count="40109" meta:non-whitespace-character-count="349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